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91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0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jina_20_Kuábara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fo:border-bottom="none" fo:background-color="#f7caa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7caa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fo:background-color="#f7caa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d96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8496b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>
      <style:table-cell-properties fo:background-color="#ffd96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>
      <style:table-cell-properties fo:background-color="#ffe59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fo:background-color="#f4b0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>
      <style:table-cell-properties fo:background-color="#fbe4d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fo:border-bottom="none" fo:background-color="#bdd6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7caa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b4c6e7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e598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8496b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8496b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>
      <style:table-cell-properties fo:background-color="#f7caa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4b083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>
      <style:table-cell-properties fo:background-color="#ffffff" style:rotation-align="none"/>
      <style:text-properties fo:color="#9cc2e5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>
      <style:table-cell-properties fo:background-color="#ffffff" style:rotation-align="none"/>
      <style:text-properties fo:color="#8eaadb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fo:background-color="#ffffff" style:rotation-align="none"/>
      <style:text-properties fo:color="#ffd965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>
      <style:table-cell-properties fo:background-color="#ffffff" style:rotation-align="none"/>
      <style:text-properties fo:color="#8496b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>
      <style:table-cell-properties fo:background-color="#ffffff" style:rotation-align="none"/>
      <style:text-properties fo:color="#f4b083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eaadb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Default">
      <style:table-cell-properties fo:border-bottom="none" fo:background-color="#f7caa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>
      <style:table-cell-properties fo:background-color="#fbe4d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be4d5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fo:border-bottom="none" fo:background-color="#ffd96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8496b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>
      <style:table-cell-properties fo:background-color="#8496b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8496b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Default">
      <style:table-cell-properties fo:border-bottom="none" fo:background-color="#ffd96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8496b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8" style:family="table-cell" style:parent-style-name="Default">
      <style:table-cell-properties fo:border-bottom="none" fo:background-color="#ffd96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8496b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8496b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Default">
      <style:table-cell-properties fo:background-color="#8eaa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fo:background-color="#adb9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1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2" style:family="table-cell" style:parent-style-name="Default">
      <style:table-cell-properties fo:background-color="#9cc2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4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d6d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c5e0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c5e0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5" style:family="table-cell" style:parent-style-name="Default">
      <style:table-cell-properties fo:border-bottom="none" fo:background-color="#ffd96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6" style:family="table-cell" style:parent-style-name="Default">
      <style:table-cell-properties fo:background-color="#f4b0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f7caa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0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fo:color="#8496b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4" style:family="table-cell" style:parent-style-name="Default">
      <style:table-cell-properties fo:background-color="#d6dce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c5e0b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fo:background-color="#a8d08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c8c8c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bfbfb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3" style:family="table-cell" style:parent-style-name="Default">
      <style:table-cell-properties fo:background-color="#ffffff" style:rotation-align="none"/>
      <style:text-properties fo:color="#bfbfb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fbfb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5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6" style:family="table-cell" style:parent-style-name="Default" style:data-style-name="N125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fbfb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fo:text-shadow="none" fo:font-size="8pt" style:font-name="Times New Roman" style:font-style-asian="normal" style:font-weight-complex="normal" style:font-weight-asian="normal" style:font-size-complex="8pt" style:font-size-asian="8pt" style:font-name-complex="Times New Roman" fo:color="#000000" style:font-style-complex="normal" style:text-position="0% 100%" style:text-outline="false" fo:font-style="normal" style:text-line-through-type="none" style:text-underline-style="none" style:text-underline-color="font-color" fo:font-weight="normal"/>
    </style:style>
    <style:style style:name="T2" style:family="text">
      <style:text-properties fo:text-shadow="none" fo:font-size="8pt" style:font-name="Times New Roman" style:font-style-asian="normal" style:font-size-complex="8pt" style:font-size-asian="8pt" style:font-name-complex="Times New Roman" fo:color="#000000" style:font-style-complex="normal" style:text-position="0% 100%" style:text-outline="false" fo:font-style="normal" style:text-line-through-type="none" style:text-underline-style="none" style:text-underline-color="font-color" style:font-weight-complex="bold" style:font-weight-asian="bold" fo:font-weight="bold"/>
    </style:style>
    <style:style style:name="T3" style:family="text">
      <style:text-properties fo:text-shadow="none" fo:font-size="8pt" style:font-name="Times New Roman" style:font-style-asian="normal" style:font-size-complex="8pt" style:font-size-asian="8pt" style:font-name-complex="Times New Roman" fo:color="#000000" style:font-style-complex="normal" style:text-position="0% 100%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4" style:family="text">
      <style:text-properties fo:text-shadow="none" fo:font-size="8pt" style:font-name="Times New Roman" style:font-style-asian="normal" style:font-size-complex="8pt" style:font-size-asian="8pt" style:font-name-complex="Times New Roman" fo:color="#000000" style:font-style-complex="normal" style:text-position="0% 100%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5" style:family="text">
      <style:text-properties fo:text-shadow="none" fo:font-size="8pt" style:font-name="Times New Roman" style:font-style-asian="normal" style:font-size-complex="8pt" style:font-size-asian="8pt" style:font-name-complex="Times New Roman" fo:color="#000000" style:font-style-complex="normal" style:text-position="0% 100%" style:text-outline="false" fo:font-style="normal" style:text-line-through-type="none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jina Kuábara" table:style-name="ta1">
        <office:forms form:automatic-focus="false" form:apply-design-mode="false"/>
        <table:table-column table:style-name="co1" table:number-columns-repeated="49" table:default-cell-style-name="Default"/>
        <table:table-column table:style-name="co2" table:number-columns-repeated="975" table:default-cell-style-name="Default"/>
        <table:table-row table:style-name="ro1">
          <table:table-cell table:style-name="ce1" table:number-columns-repeated="23"/>
          <table:table-cell table:style-name="ce2" table:number-columns-repeated="18"/>
          <table:table-cell table:style-name="ce1" table:number-columns-repeated="3"/>
          <table:table-cell table:style-name="ce165" table:number-columns-repeated="3"/>
          <table:table-cell table:style-name="ce2"/>
          <table:table-cell table:style-name="ce169"/>
          <table:table-cell table:number-columns-repeated="975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NOME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8" table:number-rows-spanned="1">
            <text:p>Ujina Kuábara</text:p>
          </table:table-cell>
          <table:covered-table-cell table:number-columns-repeated="6" table:style-name="ce44"/>
          <table:covered-table-cell table:style-name="ce46"/>
          <table:table-cell table:style-name="ce6" office:value-type="string" calcext:value-type="string" table:number-columns-spanned="3" table:number-rows-spanned="1">
            <text:p>TÍTULO</text:p>
          </table:table-cell>
          <table:covered-table-cell table:style-name="ce44"/>
          <table:covered-table-cell table:style-name="ce46"/>
          <table:table-cell table:style-name="ce53" table:number-columns-spanned="8" table:number-rows-spanned="1"/>
          <table:covered-table-cell table:number-columns-repeated="6" table:style-name="ce44"/>
          <table:covered-table-cell table:style-name="ce46"/>
          <table:table-cell table:style-name="ce7" office:value-type="string" calcext:value-type="string" table:number-columns-spanned="3" table:number-rows-spanned="1">
            <text:p>ESCOLA</text:p>
          </table:table-cell>
          <table:covered-table-cell table:style-name="ce44"/>
          <table:covered-table-cell table:style-name="ce46"/>
          <table:table-cell table:style-name="ce131" table:number-columns-spanned="15" table:number-rows-spanned="1"/>
          <table:covered-table-cell table:number-columns-repeated="13" table:style-name="ce44"/>
          <table:covered-table-cell table:style-name="ce46"/>
          <table:table-cell table:style-name="ce6" office:value-type="string" calcext:value-type="string" table:number-columns-spanned="3" table:number-rows-spanned="1">
            <text:p>RANK</text:p>
          </table:table-cell>
          <table:covered-table-cell table:style-name="ce44"/>
          <table:covered-table-cell table:style-name="ce46"/>
          <table:table-cell table:style-name="ce166" table:number-columns-spanned="4" table:number-rows-spanned="1"/>
          <table:covered-table-cell table:number-columns-repeated="2" table:style-name="ce44"/>
          <table:covered-table-cell table:style-name="ce46"/>
          <table:table-cell table:style-name="ce170"/>
          <table:table-cell table:number-columns-repeated="975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PARÊNCIA</text:p>
          </table:table-cell>
          <table:covered-table-cell table:number-columns-repeated="2" table:style-name="ce44"/>
          <table:covered-table-cell table:style-name="ce46"/>
          <table:table-cell table:style-name="ce53" table:number-columns-spanned="28" table:number-rows-spanned="1"/>
          <table:covered-table-cell table:number-columns-repeated="26" table:style-name="ce44"/>
          <table:covered-table-cell table:style-name="ce46"/>
          <table:table-cell table:style-name="ce6" office:value-type="string" calcext:value-type="string" table:number-columns-spanned="3" table:number-rows-spanned="1">
            <text:p>NÍVEL</text:p>
          </table:table-cell>
          <table:covered-table-cell table:style-name="ce44"/>
          <table:covered-table-cell table:style-name="ce46"/>
          <table:table-cell table:style-name="ce53" table:formula="of:=ROUNDDOWN(([.AQ3]-100)/25;0)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7" office:value-type="string" calcext:value-type="string" table:number-columns-spanned="4" table:number-rows-spanned="1">
            <text:p>CLAREZA</text:p>
          </table:table-cell>
          <table:covered-table-cell table:number-columns-repeated="2" table:style-name="ce44"/>
          <table:covered-table-cell table:style-name="ce46"/>
          <table:table-cell table:style-name="ce53" table:formula="of:=SUM([.Y12:.Z68])+SUM([.U5:.V9])*10+[.Z70]" office:value-type="float" office:value="178" calcext:value-type="float" table:number-columns-spanned="2" table:number-rows-spanned="1">
            <text:p>178</text:p>
          </table:table-cell>
          <table:covered-table-cell table:style-name="ce46"/>
          <table:table-cell table:style-name="ce7" office:value-type="string" calcext:value-type="string" table:number-columns-spanned="2" table:number-rows-spanned="1">
            <text:p>XP</text:p>
          </table:table-cell>
          <table:covered-table-cell table:style-name="ce46"/>
          <table:table-cell table:style-name="ce53" table:formula="of:=SUM([.P5:.P9])+[.Q11]+SUM([.Z95:.AA108])-SUM([.Z111:.AA117])-[.P10]" office:value-type="float" office:value="168" calcext:value-type="float" table:number-columns-spanned="2" table:number-rows-spanned="1">
            <text:p>168</text:p>
          </table:table-cell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8" table:number-columns-repeated="8"/>
          <table:table-cell table:style-name="ce61" table:number-columns-repeated="3"/>
          <table:table-cell table:style-name="ce8" table:number-columns-repeated="19"/>
          <table:table-cell table:style-name="ce149" table:number-columns-repeated="10"/>
          <table:table-cell table:style-name="ce8" table:number-columns-repeated="5"/>
          <table:table-cell table:style-name="ce167" office:value-type="string" calcext:value-type="string" table:number-columns-spanned="2" table:number-rows-spanned="1">
            <text:p>/\ /\ /\</text:p>
          </table:table-cell>
          <table:covered-table-cell table:style-name="ce45"/>
          <table:table-cell table:style-name="ce171"/>
          <table:table-cell table:number-columns-repeated="975"/>
        </table:table-row>
        <table:table-row table:style-name="ro1">
          <table:table-cell table:style-name="ce1"/>
          <table:table-cell table:style-name="ce9" office:value-type="string" calcext:value-type="string" table:number-columns-spanned="4" table:number-rows-spanned="1">
            <text:p>Iniciativa</text:p>
          </table:table-cell>
          <table:covered-table-cell table:number-columns-repeated="2" table:style-name="ce45"/>
          <table:covered-table-cell table:style-name="ce54"/>
          <table:table-cell table:style-name="ce61"/>
          <table:table-cell table:style-name="ce9" office:value-type="string" calcext:value-type="string" table:number-columns-spanned="4" table:number-rows-spanned="1">
            <text:p>Nº d'Acerto</text:p>
          </table:table-cell>
          <table:covered-table-cell table:number-columns-repeated="2" table:style-name="ce45"/>
          <table:covered-table-cell table:style-name="ce54"/>
          <table:table-cell table:style-name="ce61"/>
          <table:table-cell table:style-name="ce9" office:value-type="string" calcext:value-type="string" table:number-columns-spanned="4" table:number-rows-spanned="1">
            <text:p>Armadura</text:p>
          </table:table-cell>
          <table:covered-table-cell table:number-columns-repeated="2" table:style-name="ce45"/>
          <table:covered-table-cell table:style-name="ce54"/>
          <table:table-cell table:style-name="ce13" table:formula="of:=([.AC5]*([.AC5]+1)/2)*4+([.AA5]*([.AA5]+1)/2)*4" office:value-type="float" office:value="48" calcext:value-type="float">
            <text:p>48</text:p>
          </table:table-cell>
          <table:table-cell table:style-name="ce91" office:value-type="string" calcext:value-type="string" table:number-columns-spanned="4" table:number-rows-spanned="1">
            <text:p>TERRA</text:p>
          </table:table-cell>
          <table:covered-table-cell table:number-columns-repeated="3" table:style-name="ce44"/>
          <table:table-cell table:style-name="ce110" table:formula="of:=MIN([.AA5];[.AC5])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15" office:value-type="string" calcext:value-type="string" table:number-columns-spanned="4" table:number-rows-spanned="1">
            <text:p>Vontade</text:p>
          </table:table-cell>
          <table:covered-table-cell table:number-columns-repeated="3" table:style-name="ce44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42" office:value-type="string" calcext:value-type="string" table:number-columns-spanned="4" table:number-rows-spanned="1">
            <text:p>Vigor</text:p>
          </table:table-cell>
          <table:covered-table-cell table:number-columns-repeated="2" table:style-name="ce44"/>
          <table:covered-table-cell table:style-name="ce46"/>
          <table:table-cell table:style-name="ce130" office:value-type="string" calcext:value-type="string" table:number-columns-spanned="3" table:number-rows-spanned="1">
            <text:p>Honra</text:p>
          </table:table-cell>
          <table:covered-table-cell table:number-columns-repeated="2" table:style-name="ce44"/>
          <table:table-cell table:style-name="ce1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2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TRUE()" office:value-type="float" office:value="1" calcext:value-type="float">
            <text:p>1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72"/>
          <table:table-cell table:number-columns-repeated="975"/>
        </table:table-row>
        <table:table-row table:style-name="ro1">
          <table:table-cell table:style-name="ce1"/>
          <table:table-cell table:style-name="ce9" office:value-type="string" calcext:value-type="string" table:number-columns-spanned="4" table:number-rows-spanned="1">
            <text:p>Refl/Rank</text:p>
          </table:table-cell>
          <table:covered-table-cell table:number-columns-repeated="2" table:style-name="ce45"/>
          <table:covered-table-cell table:style-name="ce54"/>
          <table:table-cell table:style-name="ce61"/>
          <table:table-cell table:style-name="ce69" office:value-type="string" calcext:value-type="string" table:number-columns-spanned="4" table:number-rows-spanned="1">
            <text:p>5xRef+Armad</text:p>
          </table:table-cell>
          <table:covered-table-cell table:number-columns-repeated="2" table:style-name="ce44"/>
          <table:covered-table-cell table:style-name="ce46"/>
          <table:table-cell table:style-name="ce61"/>
          <table:table-cell table:style-name="ce69" office:value-type="string" calcext:value-type="string" table:number-columns-spanned="4" table:number-rows-spanned="1">
            <text:p>ashigaru</text:p>
          </table:table-cell>
          <table:covered-table-cell table:number-columns-repeated="2" table:style-name="ce44"/>
          <table:covered-table-cell table:style-name="ce46"/>
          <table:table-cell table:style-name="ce13" table:formula="of:=([.AC6]*([.AC6]+1)/2)*4+([.AA6]*([.AA6]+1)/2)*4" office:value-type="float" office:value="48" calcext:value-type="float">
            <text:p>48</text:p>
          </table:table-cell>
          <table:table-cell table:style-name="ce92" office:value-type="string" calcext:value-type="string" table:number-columns-spanned="4" table:number-rows-spanned="1">
            <text:p>ÁGUA</text:p>
          </table:table-cell>
          <table:covered-table-cell table:number-columns-repeated="3" table:style-name="ce44"/>
          <table:table-cell table:style-name="ce111" table:formula="of:=MIN([.AA6];[.AC6])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16" office:value-type="string" calcext:value-type="string" table:number-columns-spanned="4" table:number-rows-spanned="1">
            <text:p>Percepção</text:p>
          </table:table-cell>
          <table:covered-table-cell table:number-columns-repeated="3" table:style-name="ce44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43" office:value-type="string" calcext:value-type="string" table:number-columns-spanned="4" table:number-rows-spanned="1">
            <text:p>Força</text:p>
          </table:table-cell>
          <table:covered-table-cell table:number-columns-repeated="2" table:style-name="ce44"/>
          <table:covered-table-cell table:style-name="ce46"/>
          <table:table-cell table:style-name="ce130" office:value-type="string" calcext:value-type="string" table:number-columns-spanned="3" table:number-rows-spanned="1">
            <text:p>Glória</text:p>
          </table:table-cell>
          <table:covered-table-cell table:number-columns-repeated="2" table:style-name="ce44"/>
          <table:table-cell table:style-name="ce1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2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TRUE()" office:value-type="float" office:value="1" calcext:value-type="float">
            <text:p>1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72"/>
          <table:table-cell table:number-columns-repeated="975"/>
        </table:table-row>
        <table:table-row table:style-name="ro1">
          <table:table-cell table:style-name="ce1"/>
          <table:table-cell table:style-name="ce10" table:formula="of:=[.AC7]+[.AK3]&amp;&quot;k&quot;&amp;[.AC7]" office:value-type="string" office:string-value="6k3" calcext:value-type="string" table:number-columns-spanned="2" table:number-rows-spanned="1">
            <text:p>6k3</text:p>
          </table:table-cell>
          <table:covered-table-cell table:style-name="ce46"/>
          <table:table-cell table:style-name="ce49" office:value-type="string" calcext:value-type="string" table:number-columns-spanned="2" table:number-rows-spanned="1">
            <text:p>Extra</text:p>
          </table:table-cell>
          <table:covered-table-cell table:style-name="ce54"/>
          <table:table-cell table:style-name="ce62"/>
          <table:table-cell table:style-name="ce70" table:formula="of:=5*[.AC7]+[.L7]+[.Y39]+[.G8]" office:value-type="float" office:value="38" calcext:value-type="float" table:number-columns-spanned="2" table:number-rows-spanned="1">
            <text:p>38</text:p>
          </table:table-cell>
          <table:covered-table-cell table:style-name="ce56"/>
          <table:table-cell table:style-name="ce80" office:value-type="string" calcext:value-type="string" table:number-columns-spanned="2" table:number-rows-spanned="1">
            <text:p>Extra</text:p>
          </table:table-cell>
          <table:covered-table-cell table:style-name="ce55"/>
          <table:table-cell table:style-name="ce61"/>
          <table:table-cell table:style-name="ce83" office:value-type="float" office:value="3" calcext:value-type="float" table:number-columns-spanned="2" table:number-rows-spanned="1">
            <text:p>3</text:p>
          </table:table-cell>
          <table:covered-table-cell table:style-name="ce47"/>
          <table:table-cell table:style-name="ce80" office:value-type="string" calcext:value-type="string" table:number-columns-spanned="2" table:number-rows-spanned="1">
            <text:p>Nota</text:p>
          </table:table-cell>
          <table:covered-table-cell table:style-name="ce55"/>
          <table:table-cell table:style-name="ce13" table:formula="of:=([.AC7]*([.AC7]+1)/2)*4+([.AA7]*([.AA7]+1)/2)*4" office:value-type="float" office:value="48" calcext:value-type="float">
            <text:p>48</text:p>
          </table:table-cell>
          <table:table-cell table:style-name="ce93" office:value-type="string" calcext:value-type="string" table:number-columns-spanned="4" table:number-rows-spanned="1">
            <text:p>AR</text:p>
          </table:table-cell>
          <table:covered-table-cell table:number-columns-repeated="3" table:style-name="ce44"/>
          <table:table-cell table:style-name="ce112" table:formula="of:=MIN([.AA7];[.AC7])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17" office:value-type="string" calcext:value-type="string" table:number-columns-spanned="4" table:number-rows-spanned="1">
            <text:p>Atenção</text:p>
          </table:table-cell>
          <table:covered-table-cell table:number-columns-repeated="3" table:style-name="ce44"/>
          <table:table-cell table:style-name="ce112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12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44" office:value-type="string" calcext:value-type="string" table:number-columns-spanned="4" table:number-rows-spanned="1">
            <text:p>Reflexos</text:p>
          </table:table-cell>
          <table:covered-table-cell table:number-columns-repeated="2" table:style-name="ce44"/>
          <table:covered-table-cell table:style-name="ce46"/>
          <table:table-cell table:style-name="ce130" office:value-type="string" calcext:value-type="string" table:number-columns-spanned="3" table:number-rows-spanned="1">
            <text:p>Status</text:p>
          </table:table-cell>
          <table:covered-table-cell table:number-columns-repeated="2" table:style-name="ce44"/>
          <table:table-cell table:style-name="ce1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2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TRUE()" office:value-type="float" office:value="1" calcext:value-type="float">
            <text:p>1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72"/>
          <table:table-cell table:number-columns-repeated="975"/>
        </table:table-row>
        <table:table-row table:style-name="ro1">
          <table:table-cell table:style-name="ce2"/>
          <table:table-cell table:style-name="ce11" table:number-columns-spanned="4" table:number-rows-spanned="2"/>
          <table:covered-table-cell table:number-columns-repeated="2"/>
          <table:covered-table-cell table:style-name="ce55"/>
          <table:table-cell table:style-name="ce61"/>
          <table:table-cell table:style-name="ce11" office:value-type="float" office:value="15" calcext:value-type="float" table:number-columns-spanned="4" table:number-rows-spanned="2">
            <text:p>15</text:p>
          </table:table-cell>
          <table:covered-table-cell table:number-columns-repeated="2" table:style-name="ce48"/>
          <table:covered-table-cell table:style-name="ce55"/>
          <table:table-cell table:style-name="ce61"/>
          <table:table-cell table:style-name="ce11" table:number-columns-spanned="4" table:number-rows-spanned="2"/>
          <table:covered-table-cell table:number-columns-repeated="2" table:style-name="ce48"/>
          <table:covered-table-cell table:style-name="ce55"/>
          <table:table-cell table:style-name="ce13" table:formula="of:=([.AC8]*([.AC8]+1)/2)*4+([.AA8]*([.AA8]+1)/2)*4" office:value-type="float" office:value="52" calcext:value-type="float">
            <text:p>52</text:p>
          </table:table-cell>
          <table:table-cell table:style-name="ce94" office:value-type="string" calcext:value-type="string" table:number-columns-spanned="4" table:number-rows-spanned="1">
            <text:p>FOGO</text:p>
          </table:table-cell>
          <table:covered-table-cell table:number-columns-repeated="3" table:style-name="ce45"/>
          <table:table-cell table:style-name="ce113" table:formula="of:=MIN([.AA8];[.AC8])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118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5"/>
          <table:table-cell table:style-name="ce113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113" office:value-type="float" office:value="4" calcext:value-type="float" table:number-columns-spanned="2" table:number-rows-spanned="1">
            <text:p>4</text:p>
          </table:table-cell>
          <table:covered-table-cell table:style-name="ce45"/>
          <table:table-cell table:style-name="ce145" office:value-type="string" calcext:value-type="string" table:number-columns-spanned="4" table:number-rows-spanned="1">
            <text:p>Agilidade</text:p>
          </table:table-cell>
          <table:covered-table-cell table:number-columns-repeated="2" table:style-name="ce45"/>
          <table:covered-table-cell table:style-name="ce54"/>
          <table:table-cell table:style-name="ce130" table:number-columns-spanned="3" table:number-rows-spanned="1"/>
          <table:covered-table-cell table:number-columns-repeated="2" table:style-name="ce44"/>
          <table:table-cell table:style-name="ce158" table:number-columns-spanned="2" table:number-rows-spanned="1"/>
          <table:covered-table-cell table:style-name="ce46"/>
          <table:table-cell table:style-name="ce162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style-name="ce164" table:formula="of:=FALSE()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2"/>
          <table:covered-table-cell table:style-name="ce12"/>
          <table:covered-table-cell table:number-columns-repeated="2" table:style-name="ce47"/>
          <table:covered-table-cell table:style-name="ce56"/>
          <table:table-cell table:style-name="ce61"/>
          <table:covered-table-cell table:style-name="ce12"/>
          <table:covered-table-cell table:number-columns-repeated="2" table:style-name="ce47"/>
          <table:covered-table-cell table:style-name="ce56"/>
          <table:table-cell table:style-name="ce61"/>
          <table:covered-table-cell table:style-name="ce12"/>
          <table:covered-table-cell table:number-columns-repeated="2" table:style-name="ce47"/>
          <table:covered-table-cell table:style-name="ce56"/>
          <table:table-cell table:style-name="ce2" table:formula="of:=([.U9]*([.U9]+1)/2)*4" office:value-type="float" office:value="24" calcext:value-type="float">
            <text:p>24</text:p>
          </table:table-cell>
          <table:table-cell table:style-name="ce95" office:value-type="string" calcext:value-type="string" table:number-columns-spanned="4" table:number-rows-spanned="1">
            <text:p>VÁCUO</text:p>
          </table:table-cell>
          <table:covered-table-cell table:number-columns-repeated="3" table:style-name="ce44"/>
          <table:table-cell table:style-name="ce11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19" table:formula="of:=FALSE()" office:value-type="float" office:value="0" calcext:value-type="float">
            <text:p>0</text:p>
          </table:table-cell>
          <table:table-cell table:style-name="ce119" table:formula="of:=FALSE()" office:value-type="float" office:value="0" calcext:value-type="float">
            <text:p>0</text:p>
          </table:table-cell>
          <table:table-cell table:style-name="ce120" table:formula="of:=FALSE()" office:value-type="float" office:value="0" calcext:value-type="float">
            <text:p>0</text:p>
          </table:table-cell>
          <table:table-cell table:style-name="ce119" table:formula="of:=FALSE()" office:value-type="float" office:value="0" calcext:value-type="float">
            <text:p>0</text:p>
          </table:table-cell>
          <table:table-cell table:style-name="ce120" table:formula="of:=FALSE()" office:value-type="float" office:value="0" calcext:value-type="float">
            <text:p>0</text:p>
          </table:table-cell>
          <table:table-cell table:style-name="ce120" table:formula="of:=FALSE()" office:value-type="float" office:value="0" calcext:value-type="float">
            <text:p>0</text:p>
          </table:table-cell>
          <table:table-cell table:style-name="ce120" table:formula="of:=FALSE()" office:value-type="float" office:value="0" calcext:value-type="float">
            <text:p>0</text:p>
          </table:table-cell>
          <table:table-cell table:style-name="ce120" table:formula="of:=FALSE()" office:value-type="float" office:value="0" calcext:value-type="float">
            <text:p>0</text:p>
          </table:table-cell>
          <table:table-cell table:style-name="ce120" table:formula="of:=FALSE()" office:value-type="float" office:value="0" calcext:value-type="float">
            <text:p>0</text:p>
          </table:table-cell>
          <table:table-cell table:style-name="ce150" table:formula="of:=FALSE()" office:value-type="float" office:value="0" calcext:value-type="float">
            <text:p>0</text:p>
          </table:table-cell>
          <table:table-cell table:style-name="ce151" office:value-type="string" calcext:value-type="string" table:number-columns-spanned="5" table:number-rows-spanned="1">
            <text:p>Infâmia (carang)</text:p>
          </table:table-cell>
          <table:covered-table-cell table:number-columns-repeated="3" table:style-name="ce44"/>
          <table:covered-table-cell table:style-name="ce46"/>
          <table:table-cell table:style-name="ce15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3" table:formula="of:=FALSE()" office:value-type="float" office:value="0" calcext:value-type="float">
            <text:p>0</text:p>
          </table:table-cell>
          <table:table-cell table:style-name="ce163" table:formula="of:=FALSE()" office:value-type="float" office:value="0" calcext:value-type="float">
            <text:p>0</text:p>
          </table:table-cell>
          <table:table-cell table:style-name="ce163" table:formula="of:=FALSE()" office:value-type="float" office:value="0" calcext:value-type="float">
            <text:p>0</text:p>
          </table:table-cell>
          <table:table-cell table:style-name="ce163" table:formula="of:=FALSE()" office:value-type="float" office:value="0" calcext:value-type="float">
            <text:p>0</text:p>
          </table:table-cell>
          <table:table-cell table:style-name="ce163" table:formula="of:=FALSE()" office:value-type="float" office:value="0" calcext:value-type="float">
            <text:p>0</text:p>
          </table:table-cell>
          <table:table-cell table:style-name="ce163" table:formula="of:=FALSE()" office:value-type="float" office:value="0" calcext:value-type="float">
            <text:p>0</text:p>
          </table:table-cell>
          <table:table-cell table:style-name="ce163" table:formula="of:=FALSE()" office:value-type="float" office:value="0" calcext:value-type="float">
            <text:p>0</text:p>
          </table:table-cell>
          <table:table-cell table:style-name="ce163" table:formula="of:=FALSE()" office:value-type="float" office:value="0" calcext:value-type="float">
            <text:p>0</text:p>
          </table:table-cell>
          <table:table-cell table:style-name="ce163" table:formula="of:=FALSE()" office:value-type="float" office:value="0" calcext:value-type="float">
            <text:p>0</text:p>
          </table:table-cell>
          <table:table-cell table:style-name="ce172"/>
          <table:table-cell table:number-columns-repeated="975"/>
        </table:table-row>
        <table:table-row table:style-name="ro1">
          <table:table-cell table:style-name="ce1"/>
          <table:table-cell table:style-name="ce13" table:number-columns-repeated="5"/>
          <table:table-cell table:style-name="ce61" table:number-columns-repeated="3"/>
          <table:table-cell table:style-name="ce13"/>
          <table:table-cell table:style-name="ce61" table:number-columns-repeated="2"/>
          <table:table-cell table:style-name="ce13"/>
          <table:table-cell table:style-name="ce88" table:number-columns-repeated="2"/>
          <table:table-cell table:style-name="ce90" office:value-type="float" office:value="145" calcext:value-type="float" table:number-columns-spanned="2" table:number-rows-spanned="1">
            <text:p>145</text:p>
          </table:table-cell>
          <table:covered-table-cell table:style-name="ce56"/>
          <table:table-cell table:style-name="ce8" office:value-type="string" calcext:value-type="string">
            <text:p>&lt;=</text:p>
          </table:table-cell>
          <table:table-cell table:style-name="ce98" office:value-type="string" calcext:value-type="string" table:number-columns-spanned="28" table:number-rows-spanned="1">
            <text:p>Desconte aqui o XP total dos beneficios não comprados (1ª escola, familia, antecedente, dojô, etc)</text:p>
          </table:table-cell>
          <table:covered-table-cell table:number-columns-repeated="27"/>
          <table:table-cell table:style-name="ce168" office:value-type="string" calcext:value-type="string" table:number-columns-spanned="2" table:number-rows-spanned="1">
            <text:p>/\ /\ /\</text:p>
          </table:table-cell>
          <table:covered-table-cell table:style-name="ce47"/>
          <table:table-cell table:style-name="ce171"/>
          <table:table-cell table:number-columns-repeated="975"/>
        </table:table-row>
        <table:table-row table:style-name="ro1">
          <table:table-cell table:style-name="ce2"/>
          <table:table-cell table:style-name="ce14" office:value-type="string" calcext:value-type="string" table:number-columns-spanned="3" table:number-rows-spanned="1">
            <text:p>ARMA</text:p>
          </table:table-cell>
          <table:covered-table-cell table:number-columns-repeated="2" table:style-name="ce44"/>
          <table:table-cell table:style-name="ce57" table:number-columns-spanned="9" table:number-rows-spanned="1"/>
          <table:covered-table-cell table:number-columns-repeated="7" table:style-name="ce44"/>
          <table:covered-table-cell table:style-name="ce46"/>
          <table:table-cell table:style-name="ce89" office:value-type="string" calcext:value-type="string" table:number-columns-spanned="3" table:number-rows-spanned="1">
            <text:p>Dano</text:p>
          </table:table-cell>
          <table:covered-table-cell table:style-name="ce45"/>
          <table:covered-table-cell table:style-name="ce54"/>
          <table:table-cell table:style-name="ce13" table:formula="of:=SUM([.Q12:.Q68])" office:value-type="float" office:value="74" calcext:value-type="float">
            <text:p>74</text:p>
          </table:table-cell>
          <table:table-cell table:style-name="ce39" office:value-type="string" calcext:value-type="string" table:number-columns-spanned="7" table:number-rows-spanned="1">
            <text:p>PERÍCIAS</text:p>
          </table:table-cell>
          <table:covered-table-cell table:number-columns-repeated="5" table:style-name="ce44"/>
          <table:covered-table-cell table:style-name="ce46"/>
          <table:table-cell table:style-name="ce121" office:value-type="string" calcext:value-type="string" table:number-columns-spanned="2" table:number-rows-spanned="1">
            <text:p>NVL</text:p>
          </table:table-cell>
          <table:covered-table-cell table:style-name="ce46"/>
          <table:table-cell table:style-name="ce132" office:value-type="string" calcext:value-type="string" table:number-columns-spanned="4" table:number-rows-spanned="1">
            <text:p>ATRIBUTOS</text:p>
          </table:table-cell>
          <table:covered-table-cell table:number-columns-repeated="2" table:style-name="ce44"/>
          <table:covered-table-cell table:style-name="ce46"/>
          <table:table-cell table:style-name="ce146" office:value-type="string" calcext:value-type="string" table:number-columns-spanned="4" table:number-rows-spanned="1">
            <text:p>ROLAGEM</text:p>
          </table:table-cell>
          <table:covered-table-cell table:number-columns-repeated="2" table:style-name="ce44"/>
          <table:covered-table-cell table:style-name="ce46"/>
          <table:table-cell table:style-name="ce156" office:value-type="string" calcext:value-type="string" table:number-columns-spanned="14" table:number-rows-spanned="1">
            <text:p>ÊNFASES E BONUS</text:p>
          </table:table-cell>
          <table:covered-table-cell table:number-columns-repeated="12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Tipo</text:p>
          </table:table-cell>
          <table:covered-table-cell table:style-name="ce44"/>
          <table:table-cell table:style-name="ce50" table:number-columns-spanned="10" table:number-rows-spanned="1"/>
          <table:covered-table-cell table:number-columns-repeated="8" table:style-name="ce44"/>
          <table:covered-table-cell table:style-name="ce46"/>
          <table:table-cell table:style-name="ce11" table:number-columns-spanned="3" table:number-rows-spanned="1"/>
          <table:covered-table-cell table:style-name="ce47"/>
          <table:covered-table-cell table:style-name="ce56"/>
          <table:table-cell table:style-name="ce13" table:formula="of:=(([.Y12]*([.Y12]+1)/2)+([.AU12]*([.AU12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Adivinhação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Percepção</text:p>
          </table:table-cell>
          <table:covered-table-cell table:number-columns-repeated="3" table:style-name="ce44"/>
          <table:table-cell table:style-name="ce147" table:formula="of:=[.AA$6]+[.Y12]&amp;&quot;k&quot;&amp;[.AA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Efeito</text:p>
          </table:table-cell>
          <table:covered-table-cell table:style-name="ce44"/>
          <table:table-cell table:style-name="ce50" table:number-columns-spanned="13" table:number-rows-spanned="1"/>
          <table:covered-table-cell table:number-columns-repeated="11" table:style-name="ce44"/>
          <table:covered-table-cell table:style-name="ce46"/>
          <table:table-cell table:style-name="ce13" table:formula="of:=(([.Y13]*([.Y13]+1)/2)+([.AU13]*([.AU13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Atuação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47" table:formula="of:=[.AA$7]+[.Y13]&amp;&quot;k&quot;&amp;[.AA$7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4" office:value-type="string" calcext:value-type="string" table:number-columns-spanned="3" table:number-rows-spanned="1">
            <text:p>ARMA</text:p>
          </table:table-cell>
          <table:covered-table-cell table:number-columns-repeated="2" table:style-name="ce44"/>
          <table:table-cell table:style-name="ce57" table:number-columns-spanned="9" table:number-rows-spanned="1"/>
          <table:covered-table-cell table:number-columns-repeated="7" table:style-name="ce44"/>
          <table:covered-table-cell table:style-name="ce46"/>
          <table:table-cell table:style-name="ce89" office:value-type="string" calcext:value-type="string" table:number-columns-spanned="3" table:number-rows-spanned="1">
            <text:p>Dano</text:p>
          </table:table-cell>
          <table:covered-table-cell table:style-name="ce45"/>
          <table:covered-table-cell table:style-name="ce54"/>
          <table:table-cell table:style-name="ce13" table:formula="of:=(([.Y14]*([.Y14]+1)/2)+([.AU14]*([.AU14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Caligrafia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14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Tipo</text:p>
          </table:table-cell>
          <table:covered-table-cell table:style-name="ce44"/>
          <table:table-cell table:style-name="ce50" table:number-columns-spanned="10" table:number-rows-spanned="1"/>
          <table:covered-table-cell table:number-columns-repeated="8" table:style-name="ce44"/>
          <table:covered-table-cell table:style-name="ce46"/>
          <table:table-cell table:style-name="ce11" table:number-columns-spanned="3" table:number-rows-spanned="1"/>
          <table:covered-table-cell table:style-name="ce47"/>
          <table:covered-table-cell table:style-name="ce56"/>
          <table:table-cell table:style-name="ce13" table:formula="of:=(([.Y15]*([.Y15]+1)/2)+([.AU15]*([.AU15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Cerimônia do chá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Vácuo</text:p>
          </table:table-cell>
          <table:covered-table-cell table:number-columns-repeated="3" table:style-name="ce44"/>
          <table:table-cell table:style-name="ce147" table:formula="of:=[.U9]+[.Y15]&amp;&quot;k&quot;&amp;[.U9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Efeito</text:p>
          </table:table-cell>
          <table:covered-table-cell table:style-name="ce44"/>
          <table:table-cell table:style-name="ce50" table:number-columns-spanned="13" table:number-rows-spanned="1"/>
          <table:covered-table-cell table:number-columns-repeated="11" table:style-name="ce44"/>
          <table:covered-table-cell table:style-name="ce46"/>
          <table:table-cell table:style-name="ce13" table:formula="of:=(([.Y16]*([.Y16]+1)/2)+([.AU16]*([.AU16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Corte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47" table:formula="of:=[.AA$7]+[.Y16]&amp;&quot;k&quot;&amp;[.AA$7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4" office:value-type="string" calcext:value-type="string" table:number-columns-spanned="3" table:number-rows-spanned="1">
            <text:p>ARMA</text:p>
          </table:table-cell>
          <table:covered-table-cell table:number-columns-repeated="2" table:style-name="ce44"/>
          <table:table-cell table:style-name="ce57" table:number-columns-spanned="9" table:number-rows-spanned="1"/>
          <table:covered-table-cell table:number-columns-repeated="7" table:style-name="ce44"/>
          <table:covered-table-cell table:style-name="ce46"/>
          <table:table-cell table:style-name="ce89" office:value-type="string" calcext:value-type="string" table:number-columns-spanned="3" table:number-rows-spanned="1">
            <text:p>Dano</text:p>
          </table:table-cell>
          <table:covered-table-cell table:style-name="ce45"/>
          <table:covered-table-cell table:style-name="ce54"/>
          <table:table-cell table:style-name="ce13" table:formula="of:=(([.Y17]*([.Y17]+1)/2)+([.AU17]*([.AU17]+1)/2)*2)" office:value-type="float" office:value="6" calcext:value-type="float">
            <text:p>6</text:p>
          </table:table-cell>
          <table:table-cell table:style-name="ce96" office:value-type="string" calcext:value-type="string" table:number-columns-spanned="7" table:number-rows-spanned="1">
            <text:p>Etiqueta</text:p>
          </table:table-cell>
          <table:covered-table-cell table:number-columns-repeated="6" table:style-name="ce44"/>
          <table:table-cell table:style-name="ce122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47" table:formula="of:=[.AA$7]+[.Y17]&amp;&quot;k&quot;&amp;[.AA$7]" office:value-type="string" office:string-value="6k3" calcext:value-type="string" table:number-columns-spanned="4" table:number-rows-spanned="1">
            <text:p>6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Tipo</text:p>
          </table:table-cell>
          <table:covered-table-cell table:style-name="ce44"/>
          <table:table-cell table:style-name="ce50" table:number-columns-spanned="10" table:number-rows-spanned="1"/>
          <table:covered-table-cell table:number-columns-repeated="8" table:style-name="ce44"/>
          <table:covered-table-cell table:style-name="ce46"/>
          <table:table-cell table:style-name="ce11" table:number-columns-spanned="3" table:number-rows-spanned="1"/>
          <table:covered-table-cell table:style-name="ce47"/>
          <table:covered-table-cell table:style-name="ce56"/>
          <table:table-cell table:style-name="ce13" table:formula="of:=(([.Y18]*([.Y18]+1)/2)+([.AU18]*([.AU18]+1)/2)*2)" office:value-type="float" office:value="6" calcext:value-type="float">
            <text:p>6</text:p>
          </table:table-cell>
          <table:table-cell table:style-name="ce96" office:value-type="string" calcext:value-type="string" table:number-columns-spanned="7" table:number-rows-spanned="1">
            <text:p>Feitiçaria</text:p>
          </table:table-cell>
          <table:covered-table-cell table:number-columns-repeated="6" table:style-name="ce44"/>
          <table:table-cell table:style-name="ce122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18]&amp;&quot;k&quot;&amp;[.AA$8]" office:value-type="string" office:string-value="5k2" calcext:value-type="string" table:number-columns-spanned="4" table:number-rows-spanned="1">
            <text:p>5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Efeito</text:p>
          </table:table-cell>
          <table:covered-table-cell table:style-name="ce44"/>
          <table:table-cell table:style-name="ce50" table:number-columns-spanned="13" table:number-rows-spanned="1"/>
          <table:covered-table-cell table:number-columns-repeated="11" table:style-name="ce44"/>
          <table:covered-table-cell table:style-name="ce46"/>
          <table:table-cell table:style-name="ce13" table:formula="of:=(([.Y19]*([.Y19]+1)/2)+([.AU19]*([.AU19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Instrução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19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4" office:value-type="string" calcext:value-type="string" table:number-columns-spanned="3" table:number-rows-spanned="1">
            <text:p>ARMA</text:p>
          </table:table-cell>
          <table:covered-table-cell table:number-columns-repeated="2" table:style-name="ce44"/>
          <table:table-cell table:style-name="ce57" table:number-columns-spanned="9" table:number-rows-spanned="1"/>
          <table:covered-table-cell table:number-columns-repeated="7" table:style-name="ce44"/>
          <table:covered-table-cell table:style-name="ce46"/>
          <table:table-cell table:style-name="ce89" office:value-type="string" calcext:value-type="string" table:number-columns-spanned="3" table:number-rows-spanned="1">
            <text:p>Dano</text:p>
          </table:table-cell>
          <table:covered-table-cell table:style-name="ce45"/>
          <table:covered-table-cell table:style-name="ce54"/>
          <table:table-cell table:style-name="ce13" table:formula="of:=(([.Y20]*([.Y20]+1)/2)+([.AU20]*([.AU20]+1)/2)*2)" office:value-type="float" office:value="6" calcext:value-type="float">
            <text:p>6</text:p>
          </table:table-cell>
          <table:table-cell table:style-name="ce96" office:value-type="string" calcext:value-type="string" table:number-columns-spanned="7" table:number-rows-spanned="1">
            <text:p>Investigação</text:p>
          </table:table-cell>
          <table:covered-table-cell table:number-columns-repeated="6" table:style-name="ce44"/>
          <table:table-cell table:style-name="ce122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Perc/Car/Int</text:p>
          </table:table-cell>
          <table:covered-table-cell table:number-columns-repeated="3" table:style-name="ce44"/>
          <table:table-cell table:style-name="ce147" table:formula="of:=[.AA$6]+[.Y20]&amp;&quot;k&quot;&amp;[.AA$6]&amp;&quot;/&quot;&amp;[.AA$7]+[.Y20]&amp;&quot;k&quot;&amp;[.AA$7]&amp;&quot;/&quot;&amp;[.AA$8]+[.Y20]&amp;&quot;k&quot;&amp;[.AA$8]" office:value-type="string" office:string-value="6k3/6k3/5k2" calcext:value-type="string" table:number-columns-spanned="4" table:number-rows-spanned="1">
            <text:p>6k3/6k3/5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Tipo</text:p>
          </table:table-cell>
          <table:covered-table-cell table:style-name="ce44"/>
          <table:table-cell table:style-name="ce50" table:number-columns-spanned="10" table:number-rows-spanned="1"/>
          <table:covered-table-cell table:number-columns-repeated="8" table:style-name="ce44"/>
          <table:covered-table-cell table:style-name="ce46"/>
          <table:table-cell table:style-name="ce11" table:number-columns-spanned="3" table:number-rows-spanned="1"/>
          <table:covered-table-cell table:style-name="ce47"/>
          <table:covered-table-cell table:style-name="ce56"/>
          <table:table-cell table:style-name="ce13" table:formula="of:=(([.Y21]*([.Y21]+1)/2)+([.AU21]*([.AU21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Jogos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Car/Int</text:p>
          </table:table-cell>
          <table:covered-table-cell table:number-columns-repeated="3" table:style-name="ce44"/>
          <table:table-cell table:style-name="ce147" table:formula="of:=[.AA$7]+[.Y21]&amp;&quot;k&quot;&amp;[.AA$7]&amp;&quot;/&quot;&amp;[.AA$8]+[.Y21]&amp;&quot;k&quot;&amp;[.AA$8]" office:value-type="string" office:string-value="3k3/2k2" calcext:value-type="string" table:number-columns-spanned="4" table:number-rows-spanned="1">
            <text:p>3k3/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Efeito</text:p>
          </table:table-cell>
          <table:covered-table-cell table:style-name="ce44"/>
          <table:table-cell table:style-name="ce50" table:number-columns-spanned="13" table:number-rows-spanned="1"/>
          <table:covered-table-cell table:number-columns-repeated="11" table:style-name="ce44"/>
          <table:covered-table-cell table:style-name="ce46"/>
          <table:table-cell table:style-name="ce13" table:formula="of:=(([.Y22]*([.Y22]+1)/2)+([.AU22]*([.AU22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Medicina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22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3"/>
          <table:table-cell table:style-name="ce16" table:number-columns-repeated="14"/>
          <table:table-cell table:style-name="ce8"/>
          <table:table-cell table:style-name="ce13" table:formula="of:=(([.Y23]*([.Y23]+1)/2)+([.AU23]*([.AU23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Meditação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Vácuo</text:p>
          </table:table-cell>
          <table:covered-table-cell table:number-columns-repeated="3" table:style-name="ce44"/>
          <table:table-cell table:style-name="ce147" table:formula="of:=[.U9]+[.Y23]&amp;&quot;k&quot;&amp;[.U9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7" office:value-type="string" calcext:value-type="string" table:number-columns-spanned="3" table:number-rows-spanned="1">
            <text:p>ARCO</text:p>
          </table:table-cell>
          <table:covered-table-cell table:style-name="ce44"/>
          <table:covered-table-cell table:style-name="ce46"/>
          <table:table-cell table:style-name="ce17" table:number-columns-spanned="9" table:number-rows-spanned="1"/>
          <table:covered-table-cell table:number-columns-repeated="7" table:style-name="ce44"/>
          <table:covered-table-cell table:style-name="ce46"/>
          <table:table-cell table:style-name="ce18" office:value-type="string" calcext:value-type="string" table:number-columns-spanned="3" table:number-rows-spanned="1">
            <text:p>Efeito</text:p>
          </table:table-cell>
          <table:covered-table-cell table:style-name="ce44"/>
          <table:covered-table-cell table:style-name="ce46"/>
          <table:table-cell table:style-name="ce13" table:formula="of:=(([.Y24]*([.Y24]+1)/2)+([.AU24]*([.AU24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Narração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47" table:formula="of:=[.AA$7]+[.Y24]&amp;&quot;k&quot;&amp;[.AA$7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Força</text:p>
          </table:table-cell>
          <table:covered-table-cell table:style-name="ce44"/>
          <table:covered-table-cell table:style-name="ce46"/>
          <table:table-cell table:style-name="ce18" table:number-columns-spanned="3" table:number-rows-spanned="1"/>
          <table:covered-table-cell table:style-name="ce44"/>
          <table:covered-table-cell table:style-name="ce46"/>
          <table:table-cell table:style-name="ce18" table:number-columns-spanned="9" table:number-rows-spanned="2"/>
          <table:covered-table-cell table:number-columns-repeated="7" table:style-name="ce45"/>
          <table:covered-table-cell table:style-name="ce54"/>
          <table:table-cell table:style-name="ce13" table:formula="of:=(([.Y25]*([.Y25]+1)/2)+([.AU25]*([.AU25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Teologia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25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Distância</text:p>
          </table:table-cell>
          <table:covered-table-cell table:style-name="ce44"/>
          <table:covered-table-cell table:style-name="ce46"/>
          <table:table-cell table:style-name="ce18" table:number-columns-spanned="3" table:number-rows-spanned="1"/>
          <table:covered-table-cell table:style-name="ce44"/>
          <table:covered-table-cell table:style-name="ce46"/>
          <table:covered-table-cell table:style-name="ce12"/>
          <table:covered-table-cell table:number-columns-repeated="7" table:style-name="ce47"/>
          <table:covered-table-cell table:style-name="ce56"/>
          <table:table-cell table:style-name="ce13" table:formula="of:=(([.Y26]*([.Y26]+1)/2)+([.AU26]*([.AU26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Comercio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Car/Int</text:p>
          </table:table-cell>
          <table:covered-table-cell table:number-columns-repeated="3" table:style-name="ce44"/>
          <table:table-cell table:style-name="ce148" table:formula="of:=[.AA$7]+[.Y26]&amp;&quot;k&quot;&amp;[.AA$7]&amp;&quot;/&quot;&amp;[.AA$8]+[.Y26]&amp;&quot;k&quot;&amp;[.AA$8]" office:value-type="string" office:string-value="3k3/2k2" calcext:value-type="string" table:number-columns-spanned="4" table:number-rows-spanned="1">
            <text:p>3k3/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7" office:value-type="string" calcext:value-type="string" table:number-columns-spanned="4" table:number-rows-spanned="1">
            <text:p>PROJÉTEIS</text:p>
          </table:table-cell>
          <table:covered-table-cell table:number-columns-repeated="2" table:style-name="ce44"/>
          <table:covered-table-cell table:style-name="ce46"/>
          <table:table-cell table:style-name="ce17" office:value-type="string" calcext:value-type="string" table:number-columns-spanned="3" table:number-rows-spanned="1">
            <text:p>Dano</text:p>
          </table:table-cell>
          <table:covered-table-cell table:style-name="ce44"/>
          <table:covered-table-cell table:style-name="ce46"/>
          <table:table-cell table:style-name="ce17" office:value-type="string" calcext:value-type="string" table:number-columns-spanned="8" table:number-rows-spanned="1">
            <text:p>Efeito</text:p>
          </table:table-cell>
          <table:covered-table-cell table:number-columns-repeated="6" table:style-name="ce44"/>
          <table:covered-table-cell table:style-name="ce46"/>
          <table:table-cell table:style-name="ce13" table:formula="of:=(([.Y27]*([.Y27]+1)/2)+([.AU27]*([.AU27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Domar Animal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Car/Int</text:p>
          </table:table-cell>
          <table:covered-table-cell table:number-columns-repeated="3" table:style-name="ce44"/>
          <table:table-cell table:style-name="ce148" table:formula="of:=[.AA$7]+[.Y27]&amp;&quot;k&quot;&amp;[.AA$7]&amp;&quot;/&quot;&amp;[.AA$8]+[.Y27]&amp;&quot;k&quot;&amp;[.AA$8]" office:value-type="string" office:string-value="3k3/2k2" calcext:value-type="string" table:number-columns-spanned="4" table:number-rows-spanned="1">
            <text:p>3k3/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19" table:number-columns-spanned="4" table:number-rows-spanned="1"/>
          <table:covered-table-cell table:number-columns-repeated="2" table:style-name="ce45"/>
          <table:covered-table-cell table:style-name="ce54"/>
          <table:table-cell table:style-name="ce18" table:number-columns-spanned="3" table:number-rows-spanned="1"/>
          <table:covered-table-cell table:style-name="ce44"/>
          <table:covered-table-cell table:style-name="ce46"/>
          <table:table-cell table:style-name="ce19" table:number-columns-spanned="8" table:number-rows-spanned="1"/>
          <table:covered-table-cell table:number-columns-repeated="6" table:style-name="ce45"/>
          <table:covered-table-cell table:style-name="ce54"/>
          <table:table-cell table:style-name="ce13" table:formula="of:=(([.Y28]*([.Y28]+1)/2)+([.AU28]*([.AU28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Engenharia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8" table:formula="of:=[.AA$8]+[.Y28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4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Dez/Unid</text:p>
          </table:table-cell>
          <table:covered-table-cell table:style-name="ce44"/>
          <table:covered-table-cell table:style-name="ce46"/>
          <table:table-cell table:style-name="ce73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13" table:formula="of:=(([.Y29]*([.Y29]+1)/2)+([.AU29]*([.AU29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Fechaduras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8" table:formula="of:=[.AA$8]+[.Y29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21" table:number-columns-spanned="4" table:number-rows-spanned="1"/>
          <table:covered-table-cell table:number-columns-repeated="2"/>
          <table:covered-table-cell table:style-name="ce55"/>
          <table:table-cell table:style-name="ce18" table:number-columns-spanned="3" table:number-rows-spanned="1"/>
          <table:covered-table-cell table:style-name="ce44"/>
          <table:covered-table-cell table:style-name="ce46"/>
          <table:table-cell table:style-name="ce21" table:number-columns-spanned="8" table:number-rows-spanned="1"/>
          <table:covered-table-cell table:number-columns-repeated="6"/>
          <table:covered-table-cell table:style-name="ce55"/>
          <table:table-cell table:style-name="ce13" table:formula="of:=(([.Y30]*([.Y30]+1)/2)+([.AU30]*([.AU30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Armas de Campo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6]+[.Y30]&amp;&quot;k&quot;&amp;[.AC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4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Dez/Unid</text:p>
          </table:table-cell>
          <table:covered-table-cell table:style-name="ce44"/>
          <table:covered-table-cell table:style-name="ce46"/>
          <table:table-cell table:style-name="ce73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13" table:formula="of:=(([.Y31]*([.Y31]+1)/2)+([.AU31]*([.AU31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Armas de Corrente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6]+[.Y31]&amp;&quot;k&quot;&amp;[.AC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21" table:number-columns-spanned="4" table:number-rows-spanned="1"/>
          <table:covered-table-cell table:number-columns-repeated="2"/>
          <table:covered-table-cell table:style-name="ce55"/>
          <table:table-cell table:style-name="ce18" table:number-columns-spanned="3" table:number-rows-spanned="1"/>
          <table:covered-table-cell table:style-name="ce44"/>
          <table:covered-table-cell table:style-name="ce46"/>
          <table:table-cell table:style-name="ce21" table:number-columns-spanned="8" table:number-rows-spanned="1"/>
          <table:covered-table-cell table:number-columns-repeated="6"/>
          <table:covered-table-cell table:style-name="ce55"/>
          <table:table-cell table:style-name="ce13" table:formula="of:=(([.Y32]*([.Y32]+1)/2)+([.AU32]*([.AU32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Armas de Montaria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6]+[.Y32]&amp;&quot;k&quot;&amp;[.AC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4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Dez/Unid</text:p>
          </table:table-cell>
          <table:covered-table-cell table:style-name="ce44"/>
          <table:covered-table-cell table:style-name="ce46"/>
          <table:table-cell table:style-name="ce73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13" table:formula="of:=(([.Y33]*([.Y33]+1)/2)+([.AU33]*([.AU33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Armas Pesadas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6]+[.Y33]&amp;&quot;k&quot;&amp;[.AC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21" table:number-columns-spanned="4" table:number-rows-spanned="1"/>
          <table:covered-table-cell table:number-columns-repeated="2"/>
          <table:covered-table-cell table:style-name="ce55"/>
          <table:table-cell table:style-name="ce18" table:number-columns-spanned="3" table:number-rows-spanned="1"/>
          <table:covered-table-cell table:style-name="ce44"/>
          <table:covered-table-cell table:style-name="ce46"/>
          <table:table-cell table:style-name="ce21" table:number-columns-spanned="8" table:number-rows-spanned="1"/>
          <table:covered-table-cell table:number-columns-repeated="6"/>
          <table:covered-table-cell table:style-name="ce55"/>
          <table:table-cell table:style-name="ce13" table:formula="of:=(([.Y34]*([.Y34]+1)/2)+([.AU34]*([.AU34]+1)/2)*2)" office:value-type="float" office:value="17" calcext:value-type="float">
            <text:p>17</text:p>
          </table:table-cell>
          <table:table-cell table:style-name="ce96" office:value-type="string" calcext:value-type="string" table:number-columns-spanned="7" table:number-rows-spanned="1">
            <text:p>Atletismo</text:p>
          </table:table-cell>
          <table:covered-table-cell table:number-columns-repeated="6" table:style-name="ce44"/>
          <table:table-cell table:style-name="ce122" office:value-type="float" office:value="5" calcext:value-type="float" table:number-columns-spanned="2" table:number-rows-spanned="1">
            <text:p>5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Força/Agil</text:p>
          </table:table-cell>
          <table:covered-table-cell table:number-columns-repeated="3" table:style-name="ce44"/>
          <table:table-cell table:style-name="ce147" table:formula="of:=[.AC$6]+[.Y34]&amp;&quot;k&quot;&amp;[.AC$6]&amp;&quot;/&quot;&amp;[.AC$8]+[.Y34]&amp;&quot;k&quot;&amp;[.AC$8]" office:value-type="string" office:string-value="8k3/9k4" calcext:value-type="string" table:number-columns-spanned="4" table:number-rows-spanned="1">
            <text:p>8k3/9k4</text:p>
          </table:table-cell>
          <table:covered-table-cell table:number-columns-repeated="3" table:style-name="ce44"/>
          <table:table-cell table:style-name="ce141" office:value-type="string" calcext:value-type="string" table:number-columns-spanned="12" table:number-rows-spanned="1">
            <text:p>correr</text:p>
          </table:table-cell>
          <table:covered-table-cell table:number-columns-repeated="11" table:style-name="ce44"/>
          <table:table-cell table:style-name="ce161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4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Dez/Unid</text:p>
          </table:table-cell>
          <table:covered-table-cell table:style-name="ce44"/>
          <table:covered-table-cell table:style-name="ce46"/>
          <table:table-cell table:style-name="ce73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13" table:formula="of:=(([.Y35]*([.Y35]+1)/2)+([.AU35]*([.AU35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Bastoes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6]+[.Y35]&amp;&quot;k&quot;&amp;[.AC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21" table:number-columns-spanned="4" table:number-rows-spanned="1"/>
          <table:covered-table-cell table:number-columns-repeated="2"/>
          <table:covered-table-cell table:style-name="ce55"/>
          <table:table-cell table:style-name="ce18" table:number-columns-spanned="3" table:number-rows-spanned="1"/>
          <table:covered-table-cell table:style-name="ce44"/>
          <table:covered-table-cell table:style-name="ce46"/>
          <table:table-cell table:style-name="ce21" table:number-columns-spanned="8" table:number-rows-spanned="1"/>
          <table:covered-table-cell table:number-columns-repeated="6"/>
          <table:covered-table-cell table:style-name="ce55"/>
          <table:table-cell table:style-name="ce13" table:formula="of:=(([.Y36]*([.Y36]+1)/2)+([.AU36]*([.AU36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Batalha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Perc/Int</text:p>
          </table:table-cell>
          <table:covered-table-cell table:number-columns-repeated="3" table:style-name="ce44"/>
          <table:table-cell table:style-name="ce147" table:formula="of:=[.AA$6]+[.Y36]&amp;&quot;k&quot;&amp;[.AA$6]&amp;&quot;/&quot;&amp;[.AA$8]+[.Y36]&amp;&quot;k&quot;&amp;[.AA$8]" office:value-type="string" office:string-value="3k3/2k2" calcext:value-type="string" table:number-columns-spanned="4" table:number-rows-spanned="1">
            <text:p>3k3/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4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Dez/Unid</text:p>
          </table:table-cell>
          <table:covered-table-cell table:style-name="ce44"/>
          <table:covered-table-cell table:style-name="ce46"/>
          <table:table-cell table:style-name="ce73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13" table:formula="of:=(([.Y37]*([.Y37]+1)/2)+([.AU37]*([.AU37]+1)/2)*2)" office:value-type="float" office:value="6" calcext:value-type="float">
            <text:p>6</text:p>
          </table:table-cell>
          <table:table-cell table:style-name="ce96" office:value-type="string" calcext:value-type="string" table:number-columns-spanned="7" table:number-rows-spanned="1">
            <text:p>Caça</text:p>
          </table:table-cell>
          <table:covered-table-cell table:number-columns-repeated="6" table:style-name="ce44"/>
          <table:table-cell table:style-name="ce122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Perc/Car/Int</text:p>
          </table:table-cell>
          <table:covered-table-cell table:number-columns-repeated="3" table:style-name="ce44"/>
          <table:table-cell table:style-name="ce147" table:formula="of:=[.AA$6]+[.Y37]&amp;&quot;k&quot;&amp;[.AA$6]&amp;&quot;/&quot;&amp;[.AA$7]+[.Y37]&amp;&quot;k&quot;&amp;[.AA$7]&amp;&quot;/&quot;&amp;[.AA$8]+[.Y37]&amp;&quot;k&quot;&amp;[.AA$8]" office:value-type="string" office:string-value="6k3/6k3/5k2" calcext:value-type="string" table:number-columns-spanned="4" table:number-rows-spanned="1">
            <text:p>6k3/6k3/5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21" table:number-columns-spanned="4" table:number-rows-spanned="1"/>
          <table:covered-table-cell table:number-columns-repeated="2"/>
          <table:covered-table-cell table:style-name="ce55"/>
          <table:table-cell table:style-name="ce18" table:number-columns-spanned="3" table:number-rows-spanned="1"/>
          <table:covered-table-cell table:style-name="ce44"/>
          <table:covered-table-cell table:style-name="ce46"/>
          <table:table-cell table:style-name="ce21" table:number-columns-spanned="8" table:number-rows-spanned="1"/>
          <table:covered-table-cell table:number-columns-repeated="6"/>
          <table:covered-table-cell table:style-name="ce55"/>
          <table:table-cell table:style-name="ce13" table:formula="of:=(([.Y38]*([.Y38]+1)/2)+([.AU38]*([.AU38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Cavalaria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6]+[.Y38]&amp;&quot;k&quot;&amp;[.AC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4"/>
          <table:table-cell table:style-name="ce22" table:formula="of:=FALSE()" office:value-type="float" office:value="0" calcext:value-type="float">
            <text:p>0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2" table:formula="of:=FALSE()" office:value-type="float" office:value="0" calcext:value-type="float">
            <text:p>0</text:p>
          </table:table-cell>
          <table:table-cell table:style-name="ce59" office:value-type="string" calcext:value-type="string" table:number-columns-spanned="3" table:number-rows-spanned="1">
            <text:p>Dez/Unid</text:p>
          </table:table-cell>
          <table:covered-table-cell table:style-name="ce45"/>
          <table:covered-table-cell table:style-name="ce54"/>
          <table:table-cell table:style-name="ce74" table:formula="of:=FALSE()" office:value-type="float" office:value="0" calcext:value-type="float">
            <text:p>0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13" table:formula="of:=(([.Y39]*([.Y39]+1)/2)+([.AU39]*([.AU39]+1)/2)*2)" office:value-type="float" office:value="15" calcext:value-type="float">
            <text:p>15</text:p>
          </table:table-cell>
          <table:table-cell table:style-name="ce96" office:value-type="string" calcext:value-type="string" table:number-columns-spanned="7" table:number-rows-spanned="1">
            <text:p>Defesa</text:p>
          </table:table-cell>
          <table:covered-table-cell table:number-columns-repeated="6" table:style-name="ce44"/>
          <table:table-cell table:style-name="ce122" office:value-type="float" office:value="5" calcext:value-type="float" table:number-columns-spanned="2" table:number-rows-spanned="1">
            <text:p>5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Reflexos</text:p>
          </table:table-cell>
          <table:covered-table-cell table:number-columns-repeated="3" table:style-name="ce44"/>
          <table:table-cell table:style-name="ce147" table:formula="of:=[.AC$7]+[.Y39]&amp;&quot;k&quot;&amp;[.AC$7]" office:value-type="string" office:string-value="8k3" calcext:value-type="string" table:number-columns-spanned="4" table:number-rows-spanned="1">
            <text:p>8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3" table:number-columns-repeated="15"/>
          <table:table-cell table:style-name="ce13" table:formula="of:=(([.Y40]*([.Y40]+1)/2)+([.AU40]*([.AU40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Facas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6]+[.Y40]&amp;&quot;k&quot;&amp;[.AC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4" office:value-type="string" calcext:value-type="string" table:number-columns-spanned="5" table:number-rows-spanned="1">
            <text:p>VITALIDADE</text:p>
          </table:table-cell>
          <table:covered-table-cell table:number-columns-repeated="3" table:style-name="ce47"/>
          <table:covered-table-cell table:style-name="ce56"/>
          <table:table-cell table:style-name="ce71" office:value-type="string" calcext:value-type="string" table:number-columns-spanned="3" table:number-rows-spanned="1">
            <text:p>Penalid.</text:p>
          </table:table-cell>
          <table:covered-table-cell table:number-columns-repeated="2" table:style-name="ce48"/>
          <table:table-cell table:style-name="ce71" office:value-type="string" calcext:value-type="string" table:number-columns-spanned="3" table:number-rows-spanned="1">
            <text:p>Total</text:p>
          </table:table-cell>
          <table:covered-table-cell table:number-columns-repeated="2" table:style-name="ce48"/>
          <table:table-cell table:style-name="ce86" office:value-type="string" calcext:value-type="string" table:number-columns-spanned="4" table:number-rows-spanned="1">
            <text:p>Atual</text:p>
          </table:table-cell>
          <table:covered-table-cell table:number-columns-repeated="2" table:style-name="ce48"/>
          <table:covered-table-cell table:style-name="ce55"/>
          <table:table-cell table:style-name="ce13" table:formula="of:=(([.Y41]*([.Y41]+1)/2)+([.AU41]*([.AU41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Iaijutsu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Reflexos</text:p>
          </table:table-cell>
          <table:covered-table-cell table:number-columns-repeated="3" table:style-name="ce44"/>
          <table:table-cell table:style-name="ce147" table:formula="of:=[.AC$7]+[.Y41]&amp;&quot;k&quot;&amp;[.AC$7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5" office:value-type="string" calcext:value-type="string" table:number-columns-spanned="5" table:number-rows-spanned="1">
            <text:p>Saudável¹</text:p>
          </table:table-cell>
          <table:covered-table-cell table:number-columns-repeated="4" table:style-name="ce48"/>
          <table:table-cell table:style-name="ce43" office:value-type="float" office:value="0" calcext:value-type="float" table:number-columns-spanned="3" table:number-rows-spanned="1">
            <text:p>0</text:p>
          </table:table-cell>
          <table:covered-table-cell table:style-name="ce44"/>
          <table:covered-table-cell table:style-name="ce46"/>
          <table:table-cell table:style-name="ce43" table:formula="of:=[.U$5]*2" office:value-type="float" office:value="6" calcext:value-type="float" table:number-columns-spanned="3" table:number-rows-spanned="1">
            <text:p>6</text:p>
          </table:table-cell>
          <table:covered-table-cell table:style-name="ce44"/>
          <table:covered-table-cell table:style-name="ce46"/>
          <table:table-cell table:style-name="ce43" table:number-columns-spanned="4" table:number-rows-spanned="1"/>
          <table:covered-table-cell table:number-columns-repeated="2" table:style-name="ce44"/>
          <table:covered-table-cell table:style-name="ce46"/>
          <table:table-cell table:style-name="ce13" table:formula="of:=(([.Y42]*([.Y42]+1)/2)+([.AU42]*([.AU42]+1)/2)*2)" office:value-type="float" office:value="1" calcext:value-type="float">
            <text:p>1</text:p>
          </table:table-cell>
          <table:table-cell table:style-name="ce96" office:value-type="string" calcext:value-type="string" table:number-columns-spanned="7" table:number-rows-spanned="1">
            <text:p>Jiujutsu</text:p>
          </table:table-cell>
          <table:covered-table-cell table:number-columns-repeated="6" table:style-name="ce44"/>
          <table:table-cell table:style-name="ce122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6]+[.Y42]&amp;&quot;k&quot;&amp;[.AC$6]" office:value-type="string" office:string-value="4k3" calcext:value-type="string" table:number-columns-spanned="4" table:number-rows-spanned="1">
            <text:p>4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5" office:value-type="string" calcext:value-type="string" table:number-columns-spanned="5" table:number-rows-spanned="1">
            <text:p>Escoriado¹</text:p>
          </table:table-cell>
          <table:covered-table-cell table:number-columns-repeated="4" table:style-name="ce48"/>
          <table:table-cell table:style-name="ce43" office:value-type="string" calcext:value-type="string" table:number-columns-spanned="3" table:number-rows-spanned="1">
            <text:p>+3</text:p>
          </table:table-cell>
          <table:covered-table-cell table:style-name="ce44"/>
          <table:covered-table-cell table:style-name="ce46"/>
          <table:table-cell table:style-name="ce43" table:formula="of:=[.U$5]*4" office:value-type="float" office:value="12" calcext:value-type="float" table:number-columns-spanned="3" table:number-rows-spanned="1">
            <text:p>12</text:p>
          </table:table-cell>
          <table:covered-table-cell table:style-name="ce44"/>
          <table:covered-table-cell table:style-name="ce46"/>
          <table:table-cell table:style-name="ce43" table:number-columns-spanned="4" table:number-rows-spanned="1"/>
          <table:covered-table-cell table:number-columns-repeated="2" table:style-name="ce44"/>
          <table:covered-table-cell table:style-name="ce46"/>
          <table:table-cell table:style-name="ce13" table:formula="of:=(([.Y43]*([.Y43]+1)/2)+([.AU43]*([.AU43]+1)/2)*2)" office:value-type="float" office:value="6" calcext:value-type="float">
            <text:p>6</text:p>
          </table:table-cell>
          <table:table-cell table:style-name="ce96" office:value-type="string" calcext:value-type="string" table:number-columns-spanned="7" table:number-rows-spanned="1">
            <text:p>Kenjutsu</text:p>
          </table:table-cell>
          <table:covered-table-cell table:number-columns-repeated="6" table:style-name="ce44"/>
          <table:table-cell table:style-name="ce122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6]+[.Y43]&amp;&quot;k&quot;&amp;[.AC$6]" office:value-type="string" office:string-value="6k3" calcext:value-type="string" table:number-columns-spanned="4" table:number-rows-spanned="1">
            <text:p>6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5" office:value-type="string" calcext:value-type="string" table:number-columns-spanned="5" table:number-rows-spanned="1">
            <text:p>Machucado¹</text:p>
          </table:table-cell>
          <table:covered-table-cell table:number-columns-repeated="4" table:style-name="ce48"/>
          <table:table-cell table:style-name="ce43" office:value-type="string" calcext:value-type="string" table:number-columns-spanned="3" table:number-rows-spanned="1">
            <text:p>+5</text:p>
          </table:table-cell>
          <table:covered-table-cell table:style-name="ce44"/>
          <table:covered-table-cell table:style-name="ce46"/>
          <table:table-cell table:style-name="ce43" table:formula="of:=[.U$5]*6" office:value-type="float" office:value="18" calcext:value-type="float" table:number-columns-spanned="3" table:number-rows-spanned="1">
            <text:p>18</text:p>
          </table:table-cell>
          <table:covered-table-cell table:style-name="ce44"/>
          <table:covered-table-cell table:style-name="ce46"/>
          <table:table-cell table:style-name="ce43" table:number-columns-spanned="4" table:number-rows-spanned="1"/>
          <table:covered-table-cell table:number-columns-repeated="2" table:style-name="ce44"/>
          <table:covered-table-cell table:style-name="ce46"/>
          <table:table-cell table:style-name="ce13" table:formula="of:=(([.Y44]*([.Y44]+1)/2)+([.AU44]*([.AU44]+1)/2)*2)" office:value-type="float" office:value="1" calcext:value-type="float">
            <text:p>1</text:p>
          </table:table-cell>
          <table:table-cell table:style-name="ce96" office:value-type="string" calcext:value-type="string" table:number-columns-spanned="7" table:number-rows-spanned="1">
            <text:p>Kyujutsu</text:p>
          </table:table-cell>
          <table:covered-table-cell table:number-columns-repeated="6" table:style-name="ce44"/>
          <table:table-cell table:style-name="ce122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Reflexos</text:p>
          </table:table-cell>
          <table:covered-table-cell table:number-columns-repeated="3" table:style-name="ce44"/>
          <table:table-cell table:style-name="ce147" table:formula="of:=[.AC$7]+[.Y44]&amp;&quot;k&quot;&amp;[.AC$7]" office:value-type="string" office:string-value="4k3" calcext:value-type="string" table:number-columns-spanned="4" table:number-rows-spanned="1">
            <text:p>4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5" office:value-type="string" calcext:value-type="string" table:number-columns-spanned="5" table:number-rows-spanned="1">
            <text:p>Contudido¹</text:p>
          </table:table-cell>
          <table:covered-table-cell table:number-columns-repeated="4" table:style-name="ce48"/>
          <table:table-cell table:style-name="ce43" office:value-type="string" calcext:value-type="string" table:number-columns-spanned="3" table:number-rows-spanned="1">
            <text:p>+10</text:p>
          </table:table-cell>
          <table:covered-table-cell table:style-name="ce44"/>
          <table:covered-table-cell table:style-name="ce46"/>
          <table:table-cell table:style-name="ce43" table:formula="of:=[.U$5]*8" office:value-type="float" office:value="24" calcext:value-type="float" table:number-columns-spanned="3" table:number-rows-spanned="1">
            <text:p>24</text:p>
          </table:table-cell>
          <table:covered-table-cell table:style-name="ce44"/>
          <table:covered-table-cell table:style-name="ce46"/>
          <table:table-cell table:style-name="ce43" table:number-columns-spanned="4" table:number-rows-spanned="1"/>
          <table:covered-table-cell table:number-columns-repeated="2" table:style-name="ce44"/>
          <table:covered-table-cell table:style-name="ce46"/>
          <table:table-cell table:style-name="ce13" table:formula="of:=(([.Y45]*([.Y45]+1)/2)+([.AU45]*([.AU45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Lanças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Refl/Agil</text:p>
          </table:table-cell>
          <table:covered-table-cell table:number-columns-repeated="3" table:style-name="ce44"/>
          <table:table-cell table:style-name="ce147" table:formula="of:=[.AC$7]+[.Y45]&amp;&quot;k&quot;&amp;[.AC$7]&amp;&quot;/&quot;&amp;[.AC$8]+[.Y45]&amp;&quot;k&quot;&amp;[.AC$8]" office:value-type="string" office:string-value="3k3/4k4" calcext:value-type="string" table:number-columns-spanned="4" table:number-rows-spanned="1">
            <text:p>3k3/4k4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5" office:value-type="string" calcext:value-type="string" table:number-columns-spanned="5" table:number-rows-spanned="1">
            <text:p>Ferido¹</text:p>
          </table:table-cell>
          <table:covered-table-cell table:number-columns-repeated="4" table:style-name="ce48"/>
          <table:table-cell table:style-name="ce43" office:value-type="string" calcext:value-type="string" table:number-columns-spanned="3" table:number-rows-spanned="1">
            <text:p>+15</text:p>
          </table:table-cell>
          <table:covered-table-cell table:style-name="ce44"/>
          <table:covered-table-cell table:style-name="ce46"/>
          <table:table-cell table:style-name="ce43" table:formula="of:=[.U$5]*10" office:value-type="float" office:value="30" calcext:value-type="float" table:number-columns-spanned="3" table:number-rows-spanned="1">
            <text:p>30</text:p>
          </table:table-cell>
          <table:covered-table-cell table:style-name="ce44"/>
          <table:covered-table-cell table:style-name="ce46"/>
          <table:table-cell table:style-name="ce43" table:number-columns-spanned="4" table:number-rows-spanned="1"/>
          <table:covered-table-cell table:number-columns-repeated="2" table:style-name="ce44"/>
          <table:covered-table-cell table:style-name="ce46"/>
          <table:table-cell table:style-name="ce13" table:formula="of:=(([.Y46]*([.Y46]+1)/2)+([.AU46]*([.AU46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Leques de Guerra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6]+[.Y46]&amp;&quot;k&quot;&amp;[.AC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5" office:value-type="string" calcext:value-type="string" table:number-columns-spanned="5" table:number-rows-spanned="1">
            <text:p>Fudido¹</text:p>
          </table:table-cell>
          <table:covered-table-cell table:number-columns-repeated="4" table:style-name="ce48"/>
          <table:table-cell table:style-name="ce43" office:value-type="string" calcext:value-type="string" table:number-columns-spanned="3" table:number-rows-spanned="1">
            <text:p>+20</text:p>
          </table:table-cell>
          <table:covered-table-cell table:style-name="ce44"/>
          <table:covered-table-cell table:style-name="ce46"/>
          <table:table-cell table:style-name="ce43" table:formula="of:=[.U$5]*12" office:value-type="float" office:value="36" calcext:value-type="float" table:number-columns-spanned="3" table:number-rows-spanned="1">
            <text:p>36</text:p>
          </table:table-cell>
          <table:covered-table-cell table:style-name="ce44"/>
          <table:covered-table-cell table:style-name="ce46"/>
          <table:table-cell table:style-name="ce43" table:number-columns-spanned="4" table:number-rows-spanned="1"/>
          <table:covered-table-cell table:number-columns-repeated="2" table:style-name="ce44"/>
          <table:covered-table-cell table:style-name="ce46"/>
          <table:table-cell table:style-name="ce13" table:formula="of:=(([.Y47]*([.Y47]+1)/2)+([.AU47]*([.AU47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Anatomia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8" table:formula="of:=[.AA$8]+[.Y47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5" office:value-type="string" calcext:value-type="string" table:number-columns-spanned="5" table:number-rows-spanned="1">
            <text:p>Caído¹*</text:p>
          </table:table-cell>
          <table:covered-table-cell table:number-columns-repeated="4" table:style-name="ce48"/>
          <table:table-cell table:style-name="ce43" office:value-type="string" calcext:value-type="string" table:number-columns-spanned="3" table:number-rows-spanned="1">
            <text:p>+40</text:p>
          </table:table-cell>
          <table:covered-table-cell table:style-name="ce44"/>
          <table:covered-table-cell table:style-name="ce46"/>
          <table:table-cell table:style-name="ce43" table:formula="of:=[.U$5]*14" office:value-type="float" office:value="42" calcext:value-type="float" table:number-columns-spanned="3" table:number-rows-spanned="1">
            <text:p>42</text:p>
          </table:table-cell>
          <table:covered-table-cell table:style-name="ce44"/>
          <table:covered-table-cell table:style-name="ce46"/>
          <table:table-cell table:style-name="ce43" table:number-columns-spanned="4" table:number-rows-spanned="1"/>
          <table:covered-table-cell table:number-columns-repeated="2" table:style-name="ce44"/>
          <table:covered-table-cell table:style-name="ce46"/>
          <table:table-cell table:style-name="ce13" table:formula="of:=(([.Y48]*([.Y48]+1)/2)+([.AU48]*([.AU48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Armadilhas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8" table:formula="of:=[.AA$8]+[.Y48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6" office:value-type="string" calcext:value-type="string" table:number-columns-spanned="5" table:number-rows-spanned="1">
            <text:p>Desmaiado²</text:p>
          </table:table-cell>
          <table:covered-table-cell table:number-columns-repeated="4" table:style-name="ce47"/>
          <table:table-cell table:style-name="ce43" office:value-type="string" calcext:value-type="string" table:number-columns-spanned="3" table:number-rows-spanned="1">
            <text:p>Não age</text:p>
          </table:table-cell>
          <table:covered-table-cell table:style-name="ce44"/>
          <table:covered-table-cell table:style-name="ce46"/>
          <table:table-cell table:style-name="ce43" table:formula="of:=[.U$5]*19" office:value-type="float" office:value="57" calcext:value-type="float" table:number-columns-spanned="3" table:number-rows-spanned="1">
            <text:p>57</text:p>
          </table:table-cell>
          <table:covered-table-cell table:style-name="ce44"/>
          <table:covered-table-cell table:style-name="ce46"/>
          <table:table-cell table:style-name="ce87" table:number-columns-spanned="4" table:number-rows-spanned="1"/>
          <table:covered-table-cell table:number-columns-repeated="2" table:style-name="ce44"/>
          <table:covered-table-cell table:style-name="ce46"/>
          <table:table-cell table:style-name="ce13" table:formula="of:=(([.Y49]*([.Y49]+1)/2)+([.AU49]*([.AU49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Terras Sombrias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8" table:formula="of:=[.AA$8]+[.Y49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7" office:value-type="string" calcext:value-type="string" table:number-columns-spanned="5" table:number-rows-spanned="1">
            <text:p>Recuparação³</text:p>
          </table:table-cell>
          <table:covered-table-cell table:number-columns-repeated="3" table:style-name="ce44"/>
          <table:covered-table-cell table:style-name="ce46"/>
          <table:table-cell table:style-name="ce43" table:formula="of:=2*[.AC5]+[.AK3]" office:value-type="float" office:value="9" calcext:value-type="float" table:number-columns-spanned="2" table:number-rows-spanned="1">
            <text:p>9</text:p>
          </table:table-cell>
          <table:covered-table-cell table:style-name="ce46"/>
          <table:table-cell table:style-name="ce27" office:value-type="string" calcext:value-type="string" table:number-columns-spanned="3" table:number-rows-spanned="1">
            <text:p>Bonus</text:p>
          </table:table-cell>
          <table:covered-table-cell table:style-name="ce44"/>
          <table:covered-table-cell table:style-name="ce46"/>
          <table:table-cell table:style-name="ce43" table:number-columns-spanned="5" table:number-rows-spanned="1"/>
          <table:covered-table-cell table:number-columns-repeated="3" table:style-name="ce44"/>
          <table:covered-table-cell table:style-name="ce46"/>
          <table:table-cell table:style-name="ce13" table:formula="of:=(([.Y50]*([.Y50]+1)/2)+([.AU50]*([.AU50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Enganar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48" table:formula="of:=[.AA$7]+[.Y50]&amp;&quot;k&quot;&amp;[.AA$7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28" office:value-type="string" calcext:value-type="string" table:number-columns-spanned="15" table:number-rows-spanned="1">
            <text:p><text:span text:style-name="T1">¹: 2xTer</text:span><text:span text:style-name="T2">/ </text:span><text:span text:style-name="T3">*: agi com Vác</text:span><text:span text:style-name="T4">/</text:span><text:span text:style-name="T5"> ²: 5xTer</text:span><text:span text:style-name="T4">/</text:span><text:span text:style-name="T5"> ³:2xVig+nvl</text:span></text:p>
          </table:table-cell>
          <table:covered-table-cell table:number-columns-repeated="13" table:style-name="ce44"/>
          <table:covered-table-cell table:style-name="ce46"/>
          <table:table-cell table:style-name="ce13" table:formula="of:=(([.Y51]*([.Y51]+1)/2)+([.AU51]*([.AU51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Explosivos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8" table:formula="of:=[.AA$8]+[.Y51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29" table:number-columns-repeated="15"/>
          <table:table-cell table:style-name="ce13" table:formula="of:=(([.Y52]*([.Y52]+1)/2)+([.AU52]*([.AU52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Falsificar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8" table:formula="of:=[.AA$8]+[.Y52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2"/>
          <table:table-cell table:style-name="ce30" office:value-type="string" calcext:value-type="string" table:number-columns-spanned="3" table:number-rows-spanned="1">
            <text:p>Notas</text:p>
          </table:table-cell>
          <table:covered-table-cell table:style-name="ce44"/>
          <table:covered-table-cell table:style-name="ce46"/>
          <table:table-cell table:style-name="ce60" office:value-type="string" calcext:value-type="string" table:number-columns-spanned="2" table:number-rows-spanned="1">
            <text:p>XP</text:p>
          </table:table-cell>
          <table:covered-table-cell table:style-name="ce46"/>
          <table:table-cell table:style-name="ce72" office:value-type="string" calcext:value-type="string" table:number-columns-spanned="3" table:number-rows-spanned="1">
            <text:p>Ganho</text:p>
          </table:table-cell>
          <table:covered-table-cell table:style-name="ce44"/>
          <table:covered-table-cell table:style-name="ce46"/>
          <table:table-cell table:style-name="ce82" office:value-type="float" office:value="10" calcext:value-type="float" table:number-columns-spanned="2" table:number-rows-spanned="1">
            <text:p>10</text:p>
          </table:table-cell>
          <table:covered-table-cell table:style-name="ce46"/>
          <table:table-cell table:style-name="ce84" office:value-type="string" calcext:value-type="string" table:number-columns-spanned="3" table:number-rows-spanned="1">
            <text:p>Sobra</text:p>
          </table:table-cell>
          <table:covered-table-cell table:style-name="ce44"/>
          <table:covered-table-cell table:style-name="ce46"/>
          <table:table-cell table:style-name="ce82" table:formula="of:=159+[.J53]-[.AU3]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" table:formula="of:=(([.Y53]*([.Y53]+1)/2)+([.AU53]*([.AU53]+1)/2)*2)" office:value-type="float" office:value="3" calcext:value-type="float">
            <text:p>3</text:p>
          </table:table-cell>
          <table:table-cell table:style-name="ce97" office:value-type="string" calcext:value-type="string" table:number-columns-spanned="7" table:number-rows-spanned="1">
            <text:p>Furtividade</text:p>
          </table:table-cell>
          <table:covered-table-cell table:number-columns-repeated="6" table:style-name="ce44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133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8" table:formula="of:=[.AC$6]+[.Y53]&amp;&quot;k&quot;&amp;[.AC$6]" office:value-type="string" office:string-value="5k3" calcext:value-type="string" table:number-columns-spanned="4" table:number-rows-spanned="1">
            <text:p>5k3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31" table:number-columns-spanned="15" table:number-rows-spanned="3"/>
          <table:covered-table-cell table:number-columns-repeated="13" table:style-name="ce45"/>
          <table:covered-table-cell table:style-name="ce54"/>
          <table:table-cell table:style-name="ce13" table:formula="of:=(([.Y54]*([.Y54]+1)/2)+([.AU54]*([.AU54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Projeteis Ninjas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8" table:formula="of:=[.AC$6]+[.Y54]&amp;&quot;k&quot;&amp;[.AC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covered-table-cell table:style-name="ce32"/>
          <table:covered-table-cell table:number-columns-repeated="13"/>
          <table:covered-table-cell table:style-name="ce55"/>
          <table:table-cell table:style-name="ce13" table:formula="of:=(([.Y55]*([.Y55]+1)/2)+([.AU55]*([.AU55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Submundo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8" table:formula="of:=[.AA$8]+[.Y55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covered-table-cell table:style-name="ce12"/>
          <table:covered-table-cell table:number-columns-repeated="13" table:style-name="ce47"/>
          <table:covered-table-cell table:style-name="ce56"/>
          <table:table-cell table:style-name="ce13" table:formula="of:=(([.Y56]*([.Y56]+1)/2)+([.AU56]*([.AU56]+1)/2)*2)" office:value-type="float" office:value="1" calcext:value-type="float">
            <text:p>1</text:p>
          </table:table-cell>
          <table:table-cell table:style-name="ce97" office:value-type="string" calcext:value-type="string" table:number-columns-spanned="7" table:number-rows-spanned="1">
            <text:p>Truques de Mão</text:p>
          </table:table-cell>
          <table:covered-table-cell table:number-columns-repeated="6" table:style-name="ce44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133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8" table:formula="of:=[.AC$6]+[.Y56]&amp;&quot;k&quot;&amp;[.AC$6]" office:value-type="string" office:string-value="4k3" calcext:value-type="string" table:number-columns-spanned="4" table:number-rows-spanned="1">
            <text:p>4k3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31" table:number-columns-spanned="15" table:number-rows-spanned="3"/>
          <table:covered-table-cell table:number-columns-repeated="13" table:style-name="ce45"/>
          <table:covered-table-cell table:style-name="ce54"/>
          <table:table-cell table:style-name="ce13" table:formula="of:=(([.Y57]*([.Y57]+1)/2)+([.AU57]*([.AU57]+1)/2)*2)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Veneno</text:p>
          </table:table-cell>
          <table:covered-table-cell table:number-columns-repeated="6" table:style-name="ce44"/>
          <table:table-cell table:style-name="ce123" table:number-columns-spanned="2" table:number-rows-spanned="1"/>
          <table:covered-table-cell table:style-name="ce44"/>
          <table:table-cell table:style-name="ce133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8" table:formula="of:=[.AA$8]+[.Y57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57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covered-table-cell table:style-name="ce32"/>
          <table:covered-table-cell table:number-columns-repeated="13"/>
          <table:covered-table-cell table:style-name="ce55"/>
          <table:table-cell table:style-name="ce13" table:formula="of:=(([.Y58]*([.Y58]+1)/2)+([.AU58]*([.AU58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Armas Inc. ____________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8]+[.Y58]&amp;&quot;k&quot;&amp;[.AC$8]" office:value-type="string" office:string-value="4k4" calcext:value-type="string" table:number-columns-spanned="4" table:number-rows-spanned="1">
            <text:p>4k4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covered-table-cell table:style-name="ce12"/>
          <table:covered-table-cell table:number-columns-repeated="13" table:style-name="ce47"/>
          <table:covered-table-cell table:style-name="ce56"/>
          <table:table-cell table:style-name="ce13" table:formula="of:=(([.Y59]*([.Y59]+1)/2)+([.AU59]*([.AU59]+1)/2)*2)" office:value-type="float" office:value="0" calcext:value-type="float">
            <text:p>0</text:p>
          </table:table-cell>
          <table:table-cell table:style-name="ce96" table:number-columns-spanned="7" table:number-rows-spanned="1"/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4"/>
          <table:table-cell table:style-name="ce147" table:formula="of:=[.AC$8]+[.Y59]&amp;&quot;k&quot;&amp;[.AC$8]" office:value-type="string" office:string-value="4k4" calcext:value-type="string" table:number-columns-spanned="4" table:number-rows-spanned="1">
            <text:p>4k4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31" table:number-columns-spanned="15" table:number-rows-spanned="3"/>
          <table:covered-table-cell table:number-columns-repeated="13" table:style-name="ce45"/>
          <table:covered-table-cell table:style-name="ce54"/>
          <table:table-cell table:style-name="ce13" table:formula="of:=(([.Y60]*([.Y60]+1)/2)+([.AU60]*([.AU60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Artes. ________________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60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covered-table-cell table:style-name="ce32"/>
          <table:covered-table-cell table:number-columns-repeated="13"/>
          <table:covered-table-cell table:style-name="ce55"/>
          <table:table-cell table:style-name="ce13" table:formula="of:=(([.Y61]*([.Y61]+1)/2)+([.AU61]*([.AU61]+1)/2)*2)" office:value-type="float" office:value="0" calcext:value-type="float">
            <text:p>0</text:p>
          </table:table-cell>
          <table:table-cell table:style-name="ce96" table:number-columns-spanned="7" table:number-rows-spanned="1"/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61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covered-table-cell table:style-name="ce12"/>
          <table:covered-table-cell table:number-columns-repeated="13" table:style-name="ce47"/>
          <table:covered-table-cell table:style-name="ce56"/>
          <table:table-cell table:style-name="ce13" table:formula="of:=(([.Y62]*([.Y62]+1)/2)+([.AU62]*([.AU62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Escola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62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31" table:number-columns-spanned="15" table:number-rows-spanned="3"/>
          <table:covered-table-cell table:number-columns-repeated="13" table:style-name="ce45"/>
          <table:covered-table-cell table:style-name="ce54"/>
          <table:table-cell table:style-name="ce13" table:formula="of:=(([.Y63]*([.Y63]+1)/2)+([.AU63]*([.AU63]+1)/2)*2)" office:value-type="float" office:value="0" calcext:value-type="float">
            <text:p>0</text:p>
          </table:table-cell>
          <table:table-cell table:style-name="ce96" table:number-columns-spanned="7" table:number-rows-spanned="1"/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63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covered-table-cell table:style-name="ce32"/>
          <table:covered-table-cell table:number-columns-repeated="13"/>
          <table:covered-table-cell table:style-name="ce55"/>
          <table:table-cell table:style-name="ce13" table:formula="of:=(([.Y64]*([.Y64]+1)/2)+([.AU64]*([.AU64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64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covered-table-cell table:style-name="ce12"/>
          <table:covered-table-cell table:number-columns-repeated="13" table:style-name="ce47"/>
          <table:covered-table-cell table:style-name="ce56"/>
          <table:table-cell table:style-name="ce13" table:formula="of:=(([.Y65]*([.Y65]+1)/2)+([.AU65]*([.AU65]+1)/2)*2)" office:value-type="float" office:value="0" calcext:value-type="float">
            <text:p>0</text:p>
          </table:table-cell>
          <table:table-cell table:style-name="ce96" table:number-columns-spanned="7" table:number-rows-spanned="1"/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65]&amp;&quot;k&quot;&amp;[.AA$8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31" table:number-columns-spanned="15" table:number-rows-spanned="3"/>
          <table:covered-table-cell table:number-columns-repeated="13" table:style-name="ce45"/>
          <table:covered-table-cell table:style-name="ce54"/>
          <table:table-cell table:style-name="ce13" table:formula="of:=(([.Y66]*([.Y66]+1)/2)+([.AU66]*([.AU66]+1)/2)*2)" office:value-type="float" office:value="3" calcext:value-type="float">
            <text:p>3</text:p>
          </table:table-cell>
          <table:table-cell table:style-name="ce96" office:value-type="string" calcext:value-type="string" table:number-columns-spanned="7" table:number-rows-spanned="1">
            <text:p>Conhec. (kolat)</text:p>
          </table:table-cell>
          <table:covered-table-cell table:number-columns-repeated="6" table:style-name="ce44"/>
          <table:table-cell table:style-name="ce122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47" table:formula="of:=[.AA$8]+[.Y66]&amp;&quot;k&quot;&amp;[.AA$8]" office:value-type="string" office:string-value="4k2" calcext:value-type="string" table:number-columns-spanned="4" table:number-rows-spanned="1">
            <text:p>4k2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covered-table-cell table:style-name="ce32"/>
          <table:covered-table-cell table:number-columns-repeated="13"/>
          <table:covered-table-cell table:style-name="ce55"/>
          <table:table-cell table:style-name="ce13" table:formula="of:=(([.Y67]*([.Y67]+1)/2)+([.AU67]*([.AU67]+1)/2)*2)" office:value-type="float" office:value="3" calcext:value-type="float">
            <text:p>3</text:p>
          </table:table-cell>
          <table:table-cell table:style-name="ce96" office:value-type="string" calcext:value-type="string" table:number-columns-spanned="7" table:number-rows-spanned="1">
            <text:p>Maho</text:p>
          </table:table-cell>
          <table:covered-table-cell table:number-columns-repeated="6" table:style-name="ce44"/>
          <table:table-cell table:style-name="ce122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126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47" table:formula="of:=[.AA$7]+[.Y67]&amp;&quot;k&quot;&amp;[.AA$7]" office:value-type="string" office:string-value="5k3" calcext:value-type="string" table:number-columns-spanned="4" table:number-rows-spanned="1">
            <text:p>5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covered-table-cell table:style-name="ce12"/>
          <table:covered-table-cell table:number-columns-repeated="13" table:style-name="ce47"/>
          <table:covered-table-cell table:style-name="ce56"/>
          <table:table-cell table:style-name="ce13" table:formula="of:=(([.Y68]*([.Y68]+1)/2)+([.AU68]*([.AU68]+1)/2)*2)" office:value-type="float" office:value="0" calcext:value-type="float">
            <text:p>0</text:p>
          </table:table-cell>
          <table:table-cell table:style-name="ce96" office:value-type="string" calcext:value-type="string" table:number-columns-spanned="7" table:number-rows-spanned="1">
            <text:p>Perform. ______________</text:p>
          </table:table-cell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26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47" table:formula="of:=[.AA$7]+[.Y68]&amp;&quot;k&quot;&amp;[.AA$7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4"/>
          <table:table-cell table:style-name="ce141" table:number-columns-spanned="12" table:number-rows-spanned="1"/>
          <table:covered-table-cell table:number-columns-repeated="11" table:style-name="ce44"/>
          <table:table-cell table:style-name="ce161" table:number-columns-spanned="2" table:number-rows-spanned="1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33" table:number-columns-repeated="46"/>
          <table:table-cell table:style-name="ce169" table:number-columns-repeated="2"/>
          <table:table-cell table:number-columns-repeated="975"/>
        </table:table-row>
        <table:table-row table:style-name="ro1">
          <table:table-cell table:style-name="ce5"/>
          <table:table-cell table:style-name="ce34" office:value-type="string" calcext:value-type="string" table:number-columns-spanned="4" table:number-rows-spanned="1">
            <text:p>TERRA</text:p>
          </table:table-cell>
          <table:covered-table-cell table:number-columns-repeated="3" table:style-name="ce44"/>
          <table:table-cell table:style-name="ce63" table:number-columns-spanned="2" table:number-rows-spanned="1"/>
          <table:covered-table-cell table:style-name="ce46"/>
          <table:table-cell table:style-name="ce75" table:formula="of:=FALSE()" office:value-type="float" office:value="0" calcext:value-type="float">
            <text:p>0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75" table:formula="of:=FALSE()" office:value-type="float" office:value="0" calcext:value-type="float">
            <text:p>0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/>
          <table:table-cell table:style-name="ce99" office:value-type="string" calcext:value-type="string" table:number-columns-spanned="7" table:number-rows-spanned="1">
            <text:p>MAESTRIA</text:p>
          </table:table-cell>
          <table:covered-table-cell table:number-columns-repeated="5" table:style-name="ce44"/>
          <table:covered-table-cell table:style-name="ce46"/>
          <table:table-cell table:style-name="ce124" table:formula="of:=SUMIF([.Z71:.Z88];5;[.Z71:.Z88])/2.5+SUMIF([.Z71:.Z88];10;[.Z71:.Z88])/2.5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34" office:value-type="string" calcext:value-type="string" table:number-columns-spanned="6" table:number-rows-spanned="1">
            <text:p>Bônus de Clareza</text:p>
          </table:table-cell>
          <table:covered-table-cell table:number-columns-repeated="4" table:style-name="ce44"/>
          <table:covered-table-cell table:style-name="ce46"/>
          <table:table-cell table:style-name="ce154" office:value-type="string" calcext:value-type="string" table:number-columns-spanned="15" table:number-rows-spanned="1">
            <text:p>Descrição</text:p>
          </table:table-cell>
          <table:covered-table-cell table:number-columns-repeated="13" table:style-name="ce44"/>
          <table:covered-table-cell table:style-name="ce46"/>
          <table:table-cell table:style-name="ce173"/>
          <table:table-cell table:number-columns-repeated="975"/>
        </table:table-row>
        <table:table-row table:style-name="ro1">
          <table:table-cell table:style-name="ce5"/>
          <table:table-cell table:style-name="ce35" office:value-type="string" calcext:value-type="string" table:number-columns-spanned="4" table:number-rows-spanned="1">
            <text:p>ÁGUA</text:p>
          </table:table-cell>
          <table:covered-table-cell table:number-columns-repeated="3" table:style-name="ce44"/>
          <table:table-cell table:style-name="ce64" table:number-columns-spanned="2" table:number-rows-spanned="1"/>
          <table:covered-table-cell table:style-name="ce46"/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/>
          <table:table-cell table:style-name="ce100" office:value-type="string" calcext:value-type="string" table:number-columns-spanned="7" table:number-rows-spanned="1">
            <text:p>Etiqueta</text:p>
          </table:table-cell>
          <table:covered-table-cell table:number-columns-repeated="6" table:style-name="ce44"/>
          <table:table-cell table:style-name="ce125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35" office:value-type="string" calcext:value-type="string" table:number-columns-spanned="21" table:number-rows-spanned="1">
            <text:p>Rolagem Social disputada contra vc +5</text:p>
          </table:table-cell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36" office:value-type="string" calcext:value-type="string" table:number-columns-spanned="4" table:number-rows-spanned="1">
            <text:p>AR</text:p>
          </table:table-cell>
          <table:covered-table-cell table:number-columns-repeated="3" table:style-name="ce44"/>
          <table:table-cell table:style-name="ce65" table:number-columns-spanned="2" table:number-rows-spanned="1"/>
          <table:covered-table-cell table:style-name="ce46"/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/>
          <table:table-cell table:style-name="ce100" office:value-type="string" calcext:value-type="string" table:number-columns-spanned="7" table:number-rows-spanned="1">
            <text:p>Atletismo</text:p>
          </table:table-cell>
          <table:covered-table-cell table:number-columns-repeated="6" table:style-name="ce44"/>
          <table:table-cell table:style-name="ce125" office:value-type="float" office:value="5" calcext:value-type="float" table:number-columns-spanned="2" table:number-rows-spanned="1">
            <text:p>5</text:p>
          </table:table-cell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37" office:value-type="string" calcext:value-type="string" table:number-columns-spanned="4" table:number-rows-spanned="1">
            <text:p>FOGO</text:p>
          </table:table-cell>
          <table:covered-table-cell table:number-columns-repeated="3" table:style-name="ce44"/>
          <table:table-cell table:style-name="ce66" table:number-columns-spanned="2" table:number-rows-spanned="1"/>
          <table:covered-table-cell table:style-name="ce46"/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/>
          <table:table-cell table:style-name="ce100" office:value-type="string" calcext:value-type="string" table:number-columns-spanned="7" table:number-rows-spanned="1">
            <text:p>Defesa</text:p>
          </table:table-cell>
          <table:covered-table-cell table:number-columns-repeated="6" table:style-name="ce44"/>
          <table:table-cell table:style-name="ce125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35" office:value-type="string" calcext:value-type="string" table:number-columns-spanned="21" table:number-rows-spanned="1">
            <text:p>Defesa ao NA , exceto incapacitado, Atq Total, ou Surpreendido</text:p>
          </table:table-cell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38" office:value-type="string" calcext:value-type="string" table:number-columns-spanned="4" table:number-rows-spanned="1">
            <text:p>VÁCUO</text:p>
          </table:table-cell>
          <table:covered-table-cell table:number-columns-repeated="3" table:style-name="ce44"/>
          <table:table-cell table:style-name="ce67" table:number-columns-spanned="2" table:number-rows-spanned="1"/>
          <table:covered-table-cell table:style-name="ce46"/>
          <table:table-cell table:style-name="ce79" table:formula="of:=FALSE()" office:value-type="float" office:value="0" calcext:value-type="float">
            <text:p>0</text:p>
          </table:table-cell>
          <table:table-cell table:style-name="ce79" table:formula="of:=FALSE()" office:value-type="float" office:value="0" calcext:value-type="float">
            <text:p>0</text:p>
          </table:table-cell>
          <table:table-cell table:style-name="ce79" table:formula="of:=FALSE()" office:value-type="float" office:value="0" calcext:value-type="float">
            <text:p>0</text:p>
          </table:table-cell>
          <table:table-cell table:style-name="ce79" table:formula="of:=FALSE()" office:value-type="float" office:value="0" calcext:value-type="float">
            <text:p>0</text:p>
          </table:table-cell>
          <table:table-cell table:style-name="ce79" table:formula="of:=FALSE()" office:value-type="float" office:value="0" calcext:value-type="float">
            <text:p>0</text:p>
          </table:table-cell>
          <table:table-cell table:style-name="ce79" table:formula="of:=FALSE()" office:value-type="float" office:value="0" calcext:value-type="float">
            <text:p>0</text:p>
          </table:table-cell>
          <table:table-cell table:style-name="ce79" table:formula="of:=FALSE()" office:value-type="float" office:value="0" calcext:value-type="float">
            <text:p>0</text:p>
          </table:table-cell>
          <table:table-cell table:style-name="ce79" table:formula="of:=FALSE()" office:value-type="float" office:value="0" calcext:value-type="float">
            <text:p>0</text:p>
          </table:table-cell>
          <table:table-cell table:style-name="ce79" table:formula="of:=FALSE()" office:value-type="float" office:value="0" calcext:value-type="float">
            <text:p>0</text:p>
          </table:table-cell>
          <table:table-cell table:style-name="ce79" table:formula="of:=FALSE()" office:value-type="float" office:value="0" calcext:value-type="float">
            <text:p>0</text:p>
          </table:table-cell>
          <table:table-cell table:style-name="ce79"/>
          <table:table-cell table:style-name="ce100" office:value-type="string" calcext:value-type="string" table:number-columns-spanned="7" table:number-rows-spanned="1">
            <text:p>Defesa</text:p>
          </table:table-cell>
          <table:covered-table-cell table:number-columns-repeated="6" table:style-name="ce44"/>
          <table:table-cell table:style-name="ce125" office:value-type="float" office:value="5" calcext:value-type="float" table:number-columns-spanned="2" table:number-rows-spanned="1">
            <text:p>5</text:p>
          </table:table-cell>
          <table:covered-table-cell table:style-name="ce44"/>
          <table:table-cell table:style-name="ce135" office:value-type="string" calcext:value-type="string" table:number-columns-spanned="21" table:number-rows-spanned="1">
            <text:p>pode declarar Def Total se a iniciativa for rolada sua ação no 1º turno </text:p>
          </table:table-cell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 table:number-columns-repeated="5"/>
          <table:table-cell table:style-name="ce68" table:number-columns-repeated="2"/>
          <table:table-cell table:style-name="ce5" table:number-columns-repeated="11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39" office:value-type="string" calcext:value-type="string" table:number-columns-spanned="16" table:number-rows-spanned="1">
            <text:p>TÉCNICAS</text:p>
          </table:table-cell>
          <table:covered-table-cell table:number-columns-repeated="14" table:style-name="ce44"/>
          <table:covered-table-cell table:style-name="ce46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0" office:value-type="string" calcext:value-type="string" table:number-columns-spanned="9" table:number-rows-spanned="1">
            <text:p>Salto da lebre</text:p>
          </table:table-cell>
          <table:covered-table-cell table:number-columns-repeated="7" table:style-name="ce44"/>
          <table:covered-table-cell table:style-name="ce46"/>
          <table:table-cell table:style-name="ce40" table:formula="of:=5+[.Y34]&amp;&quot;+ ao NA&quot;" office:value-type="string" office:string-value="10+ ao NA" calcext:value-type="string" table:number-columns-spanned="7" table:number-rows-spanned="1">
            <text:p>10+ ao NA</text:p>
          </table:table-cell>
          <table:covered-table-cell table:number-columns-repeated="5" table:style-name="ce44"/>
          <table:covered-table-cell table:style-name="ce46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1" office:value-type="string" calcext:value-type="string" table:number-columns-spanned="16" table:number-rows-spanned="5">
            <text:p>Concede um Aumento Gratuito em sua rolagem</text:p>
            <text:p>de ataque e permite que você adicione sua Perícia Atletismo ao</text:p>
            <text:p>total. Você também pode adicionar sua Perícia Atletismo ao seu NA</text:p>
            <text:p>de Acerto quando em Defesa Total contanto que tenha espaço para</text:p>
            <text:p>se movimentar.</text:p>
          </table:table-cell>
          <table:covered-table-cell table:number-columns-repeated="14" table:style-name="ce45"/>
          <table:covered-table-cell table:style-name="ce54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0" office:value-type="string" calcext:value-type="string" table:number-columns-spanned="9" table:number-rows-spanned="1">
            <text:p>Rapidez Da Lebre </text:p>
          </table:table-cell>
          <table:covered-table-cell table:number-columns-repeated="7" table:style-name="ce44"/>
          <table:covered-table-cell table:style-name="ce46"/>
          <table:table-cell table:style-name="ce40" table:formula="of:=[.AK3] &amp;&quot;+ em Wat*/Ref&quot;" office:value-type="string" office:string-value="3+ em Wat*/Ref" calcext:value-type="string" table:number-columns-spanned="7" table:number-rows-spanned="1">
            <text:p>3+ em Wat*/Ref</text:p>
          </table:table-cell>
          <table:covered-table-cell table:number-columns-repeated="5" table:style-name="ce44"/>
          <table:covered-table-cell table:style-name="ce46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1" office:value-type="string" calcext:value-type="string" table:number-columns-spanned="16" table:number-rows-spanned="5">
            <text:p>Você pode adicionar seu Nível de Escola ao seu Anel de</text:p>
            <text:p>Água para fins de determinação de capacidade de movimento. Seus</text:p>
            <text:p>inimigos não podem reduzir sua Iniciativa com rolagens de Marés</text:p>
            <text:p>de Batalha. Seu Atributo Reflexos é aumentado pelo seu Nível de</text:p>
            <text:p>Escola para fins de determinar seu NA de Acerto</text:p>
          </table:table-cell>
          <table:covered-table-cell table:number-columns-repeated="14" table:style-name="ce45"/>
          <table:covered-table-cell table:style-name="ce54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0" table:number-columns-spanned="7" table:number-rows-spanned="1"/>
          <table:covered-table-cell table:number-columns-repeated="6" table:style-name="ce44"/>
          <table:table-cell table:style-name="ce125" table:number-columns-spanned="2" table:number-rows-spanned="1"/>
          <table:covered-table-cell table:style-name="ce44"/>
          <table:table-cell table:style-name="ce135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0" office:value-type="string" calcext:value-type="string" table:number-columns-spanned="9" table:number-rows-spanned="1">
            <text:p>Chute da Lebre</text:p>
          </table:table-cell>
          <table:covered-table-cell table:number-columns-repeated="7" table:style-name="ce44"/>
          <table:covered-table-cell table:style-name="ce46"/>
          <table:table-cell table:style-name="ce40" table:number-columns-spanned="7" table:number-rows-spanned="1"/>
          <table:covered-table-cell table:number-columns-repeated="5" table:style-name="ce44"/>
          <table:covered-table-cell table:style-name="ce46"/>
          <table:table-cell table:style-name="ce68"/>
          <table:table-cell table:style-name="ce101" office:value-type="string" calcext:value-type="string" table:number-columns-spanned="30" table:number-rows-spanned="3">
            <text:p>Todas Pericias: 1 - Uma Ênfase. Pericia da escola não conta para esse limite; 3 - Três Ênfases; Pode ensinar a Perícia; 5 - Cinco Ênfases; +2 de Perspicácia e um Aumento Gratuito; 7 - Seis Ênfases; 10 - Sem limite de Ênfases; +5 de Perspicácia e Aumentos não limitado pelo Vácuo</text:p>
          </table:table-cell>
          <table:covered-table-cell table:number-columns-repeated="28" table:style-name="ce45"/>
          <table:covered-table-cell table:style-name="ce54"/>
          <table:table-cell table:style-name="ce173"/>
          <table:table-cell table:number-columns-repeated="975"/>
        </table:table-row>
        <table:table-row table:style-name="ro1">
          <table:table-cell table:style-name="ce5"/>
          <table:table-cell table:style-name="ce41" office:value-type="string" calcext:value-type="string" table:number-columns-spanned="16" table:number-rows-spanned="5">
            <text:p>Um segundo ataque. Você pode fazer um ataque adicional</text:p>
            <text:p>por rodada. Este, deve ser um ataque desarmado (chute). Se você</text:p>
            <text:p>fizer este ataque primeiro e fizer um Aumento, você ganha os bene-</text:p>
            <text:p>fícios do Salto da Lebre como se estivesse em Ataque Total (mas</text:p>
            <text:p>sem ganhar os bônus por estar em Ataque Total) para quaisquer</text:p>
            <text:p>ataques remanescentes. Esses não precisam ser ataques desarmados.</text:p>
          </table:table-cell>
          <table:covered-table-cell table:number-columns-repeated="14" table:style-name="ce45"/>
          <table:covered-table-cell table:style-name="ce54"/>
          <table:table-cell table:style-name="ce68"/>
          <table:covered-table-cell table:style-name="ce32"/>
          <table:covered-table-cell table:number-columns-repeated="28"/>
          <table:covered-table-cell table:style-name="ce55"/>
          <table:table-cell table:style-name="ce17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covered-table-cell table:style-name="ce12"/>
          <table:covered-table-cell table:number-columns-repeated="28" table:style-name="ce47"/>
          <table:covered-table-cell table:style-name="ce56"/>
          <table:table-cell table:style-name="ce17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1" office:value-type="string" calcext:value-type="string" table:number-columns-spanned="30" table:number-rows-spanned="1">
            <text:p>Armas: 5- Penalidades de Feridas para para ataque são reduzidas pela sua Perícia; 10 - 9’s explodem em dano.</text:p>
          </table:table-cell>
          <table:covered-table-cell table:number-columns-repeated="28" table:style-name="ce44"/>
          <table:covered-table-cell table:style-name="ce46"/>
          <table:table-cell table:style-name="ce17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5" table:number-columns-repeated="30"/>
          <table:table-cell table:style-name="ce29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2" office:value-type="string" calcext:value-type="string" table:number-columns-spanned="7" table:number-rows-spanned="1">
            <text:p>VANTAGENS</text:p>
          </table:table-cell>
          <table:covered-table-cell table:number-columns-repeated="6" table:style-name="ce44"/>
          <table:table-cell table:style-name="ce126" office:value-type="string" calcext:value-type="string" table:number-columns-spanned="2" table:number-rows-spanned="1">
            <text:p>Custo</text:p>
          </table:table-cell>
          <table:covered-table-cell table:style-name="ce44"/>
          <table:table-cell table:style-name="ce136" office:value-type="string" calcext:value-type="string" table:number-columns-spanned="21" table:number-rows-spanned="1">
            <text:p>Descrição</text:p>
          </table:table-cell>
          <table:covered-table-cell table:number-columns-repeated="19" table:style-name="ce44"/>
          <table:covered-table-cell table:style-name="ce46"/>
          <table:table-cell table:style-name="ce173"/>
          <table:table-cell table:number-columns-repeated="975"/>
        </table:table-row>
        <table:table-row table:style-name="ro1">
          <table:table-cell table:style-name="ce5"/>
          <table:table-cell table:style-name="ce40" table:number-columns-spanned="9" table:number-rows-spanned="1"/>
          <table:covered-table-cell table:number-columns-repeated="7" table:style-name="ce44"/>
          <table:covered-table-cell table:style-name="ce46"/>
          <table:table-cell table:style-name="ce40" table:number-columns-spanned="7" table:number-rows-spanned="1"/>
          <table:covered-table-cell table:number-columns-repeated="5" table:style-name="ce44"/>
          <table:covered-table-cell table:style-name="ce46"/>
          <table:table-cell table:style-name="ce68"/>
          <table:table-cell table:style-name="ce103" office:value-type="string" calcext:value-type="string" table:number-columns-spanned="7" table:number-rows-spanned="1">
            <text:p>prodígio</text:p>
          </table:table-cell>
          <table:covered-table-cell table:number-columns-repeated="6" table:style-name="ce44"/>
          <table:table-cell table:style-name="ce127" office:value-type="float" office:value="12" calcext:value-type="float" table:number-columns-spanned="2" table:number-rows-spanned="1">
            <text:p>12</text:p>
          </table:table-cell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1" table:number-columns-spanned="16" table:number-rows-spanned="5"/>
          <table:covered-table-cell table:number-columns-repeated="14" table:style-name="ce45"/>
          <table:covered-table-cell table:style-name="ce54"/>
          <table:table-cell table:style-name="ce5"/>
          <table:table-cell table:style-name="ce103" office:value-type="string" calcext:value-type="string" table:number-columns-spanned="7" table:number-rows-spanned="1">
            <text:p>aliado </text:p>
          </table:table-cell>
          <table:covered-table-cell table:number-columns-repeated="6" table:style-name="ce44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37" office:value-type="string" calcext:value-type="string" table:number-columns-spanned="21" table:number-rows-spanned="1">
            <text:p>Matsu Hiroake</text:p>
          </table:table-cell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3" office:value-type="string" calcext:value-type="string" table:number-columns-spanned="7" table:number-rows-spanned="1">
            <text:p>aliado (2/1)</text:p>
          </table:table-cell>
          <table:covered-table-cell table:number-columns-repeated="6" table:style-name="ce44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37" office:value-type="string" calcext:value-type="string" table:number-columns-spanned="21" table:number-rows-spanned="1">
            <text:p>Suzune Yasu</text:p>
          </table:table-cell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3" office:value-type="string" calcext:value-type="string" table:number-columns-spanned="7" table:number-rows-spanned="1">
            <text:p>Benção de Ebisu</text:p>
          </table:table-cell>
          <table:covered-table-cell table:number-columns-repeated="6" table:style-name="ce44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3" office:value-type="string" calcext:value-type="string" table:number-columns-spanned="7" table:number-rows-spanned="1">
            <text:p>Artefato</text:p>
          </table:table-cell>
          <table:covered-table-cell table:number-columns-repeated="6" table:style-name="ce44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3" office:value-type="string" calcext:value-type="string" table:number-columns-spanned="7" table:number-rows-spanned="1">
            <text:p>Postura de Reichin (Lebre)</text:p>
          </table:table-cell>
          <table:covered-table-cell table:number-columns-repeated="6" table:style-name="ce44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0" table:number-columns-spanned="9" table:number-rows-spanned="1"/>
          <table:covered-table-cell table:number-columns-repeated="7" table:style-name="ce44"/>
          <table:covered-table-cell table:style-name="ce46"/>
          <table:table-cell table:style-name="ce40" table:number-columns-spanned="7" table:number-rows-spanned="1"/>
          <table:covered-table-cell table:number-columns-repeated="5" table:style-name="ce44"/>
          <table:covered-table-cell table:style-name="ce46"/>
          <table:table-cell table:style-name="ce68"/>
          <table:table-cell table:style-name="ce103" office:value-type="string" calcext:value-type="string" table:number-columns-spanned="7" table:number-rows-spanned="1">
            <text:p>Honra Incerta</text:p>
          </table:table-cell>
          <table:covered-table-cell table:number-columns-repeated="6" table:style-name="ce44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137" office:value-type="string" calcext:value-type="string" table:number-columns-spanned="21" table:number-rows-spanned="1">
            <text:p>sua Honra é um nível acima do que realmente é.</text:p>
          </table:table-cell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1" table:number-columns-spanned="16" table:number-rows-spanned="5"/>
          <table:covered-table-cell table:number-columns-repeated="14" table:style-name="ce45"/>
          <table:covered-table-cell table:style-name="ce54"/>
          <table:table-cell table:style-name="ce68"/>
          <table:table-cell table:style-name="ce103" table:number-columns-spanned="7" table:number-rows-spanned="1"/>
          <table:covered-table-cell table:number-columns-repeated="6" table:style-name="ce44"/>
          <table:table-cell table:style-name="ce127" table:number-columns-spanned="2" table:number-rows-spanned="1"/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3" table:number-columns-spanned="7" table:number-rows-spanned="1"/>
          <table:covered-table-cell table:number-columns-repeated="6" table:style-name="ce44"/>
          <table:table-cell table:style-name="ce127" table:number-columns-spanned="2" table:number-rows-spanned="1"/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3" table:number-columns-spanned="7" table:number-rows-spanned="1"/>
          <table:covered-table-cell table:number-columns-repeated="6" table:style-name="ce44"/>
          <table:table-cell table:style-name="ce127" table:number-columns-spanned="2" table:number-rows-spanned="1"/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3" table:number-columns-spanned="7" table:number-rows-spanned="1"/>
          <table:covered-table-cell table:number-columns-repeated="6" table:style-name="ce44"/>
          <table:table-cell table:style-name="ce127" table:number-columns-spanned="2" table:number-rows-spanned="1"/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3" table:number-columns-spanned="7" table:number-rows-spanned="1"/>
          <table:covered-table-cell table:number-columns-repeated="6" table:style-name="ce44"/>
          <table:table-cell table:style-name="ce127" table:number-columns-spanned="2" table:number-rows-spanned="1"/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 table:number-columns-repeated="16"/>
          <table:table-cell table:style-name="ce68" table:number-columns-repeated="2"/>
          <table:table-cell table:style-name="ce103" table:number-columns-spanned="7" table:number-rows-spanned="1"/>
          <table:covered-table-cell table:number-columns-repeated="6" table:style-name="ce44"/>
          <table:table-cell table:style-name="ce127" table:number-columns-spanned="2" table:number-rows-spanned="1"/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2" office:value-type="string" calcext:value-type="string" table:number-columns-spanned="16" table:number-rows-spanned="1">
            <text:p>KATA/ MAGIA/ KIHO/TATUAGEM</text:p>
          </table:table-cell>
          <table:covered-table-cell table:number-columns-repeated="14" table:style-name="ce44"/>
          <table:covered-table-cell table:style-name="ce46"/>
          <table:table-cell table:style-name="ce68"/>
          <table:table-cell table:style-name="ce103" table:number-columns-spanned="7" table:number-rows-spanned="1"/>
          <table:covered-table-cell table:number-columns-repeated="6" table:style-name="ce44"/>
          <table:table-cell table:style-name="ce127" table:number-columns-spanned="2" table:number-rows-spanned="1"/>
          <table:covered-table-cell table:style-name="ce44"/>
          <table:table-cell table:style-name="ce137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27" office:value-type="string" calcext:value-type="string" table:number-columns-spanned="6" table:number-rows-spanned="1">
            <text:p>40 minutos</text:p>
          </table:table-cell>
          <table:covered-table-cell table:number-columns-repeated="4" table:style-name="ce44"/>
          <table:covered-table-cell table:style-name="ce46"/>
          <table:table-cell table:style-name="ce27" office:value-type="string" calcext:value-type="string" table:number-columns-spanned="3" table:number-rows-spanned="1">
            <text:p>(Lebre)</text:p>
          </table:table-cell>
          <table:covered-table-cell table:style-name="ce44"/>
          <table:covered-table-cell table:style-name="ce46"/>
          <table:table-cell table:style-name="ce27" office:value-type="string" calcext:value-type="string" table:number-columns-spanned="7" table:number-rows-spanned="1">
            <text:p>Duraçao: 150 min</text:p>
          </table:table-cell>
          <table:covered-table-cell table:number-columns-repeated="5" table:style-name="ce44"/>
          <table:covered-table-cell table:style-name="ce46"/>
          <table:table-cell table:style-name="ce68"/>
          <table:table-cell table:style-name="ce5" table:number-columns-repeated="30"/>
          <table:table-cell table:style-name="ce29"/>
          <table:table-cell table:number-columns-repeated="975"/>
        </table:table-row>
        <table:table-row table:style-name="ro1">
          <table:table-cell table:style-name="ce5"/>
          <table:table-cell table:style-name="ce43" office:value-type="string" calcext:value-type="string" table:number-columns-spanned="16" table:number-rows-spanned="3">
            <text:p>Postura de Reichin <text:s/></text:p>
          </table:table-cell>
          <table:covered-table-cell table:number-columns-repeated="14" table:style-name="ce45"/>
          <table:covered-table-cell table:style-name="ce54"/>
          <table:table-cell table:style-name="ce68"/>
          <table:table-cell table:style-name="ce104" office:value-type="string" calcext:value-type="string" table:number-columns-spanned="7" table:number-rows-spanned="1">
            <text:p>DESVANTAGENS</text:p>
          </table:table-cell>
          <table:covered-table-cell table:number-columns-repeated="6" table:style-name="ce44"/>
          <table:table-cell table:style-name="ce128" office:value-type="string" calcext:value-type="string" table:number-columns-spanned="2" table:number-rows-spanned="1">
            <text:p>Custo</text:p>
          </table:table-cell>
          <table:covered-table-cell table:style-name="ce44"/>
          <table:table-cell table:style-name="ce138" office:value-type="string" calcext:value-type="string" table:number-columns-spanned="21" table:number-rows-spanned="1">
            <text:p>Descrição</text:p>
          </table:table-cell>
          <table:covered-table-cell table:number-columns-repeated="19" table:style-name="ce44"/>
          <table:covered-table-cell table:style-name="ce46"/>
          <table:table-cell table:style-name="ce17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5" office:value-type="string" calcext:value-type="string" table:number-columns-spanned="7" table:number-rows-spanned="1">
            <text:p>não mente</text:p>
          </table:table-cell>
          <table:covered-table-cell table:number-columns-repeated="6" table:style-name="ce44"/>
          <table:table-cell table:style-name="ce122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39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5" office:value-type="string" calcext:value-type="string" table:number-columns-spanned="7" table:number-rows-spanned="1">
            <text:p>intruso</text:p>
          </table:table-cell>
          <table:covered-table-cell table:number-columns-repeated="6" table:style-name="ce44"/>
          <table:table-cell table:style-name="ce122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39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27" table:number-columns-spanned="6" table:number-rows-spanned="1"/>
          <table:covered-table-cell table:number-columns-repeated="4" table:style-name="ce44"/>
          <table:covered-table-cell table:style-name="ce46"/>
          <table:table-cell table:style-name="ce27" table:number-columns-spanned="3" table:number-rows-spanned="1"/>
          <table:covered-table-cell table:style-name="ce44"/>
          <table:covered-table-cell table:style-name="ce46"/>
          <table:table-cell table:style-name="ce27" table:number-columns-spanned="7" table:number-rows-spanned="1"/>
          <table:covered-table-cell table:number-columns-repeated="5" table:style-name="ce44"/>
          <table:covered-table-cell table:style-name="ce46"/>
          <table:table-cell table:style-name="ce68"/>
          <table:table-cell table:style-name="ce105" office:value-type="string" calcext:value-type="string" table:number-columns-spanned="7" table:number-rows-spanned="1">
            <text:p>bravo</text:p>
          </table:table-cell>
          <table:covered-table-cell table:number-columns-repeated="6" table:style-name="ce44"/>
          <table:table-cell table:style-name="ce122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139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3" table:number-columns-spanned="16" table:number-rows-spanned="3"/>
          <table:covered-table-cell table:number-columns-repeated="14" table:style-name="ce45"/>
          <table:covered-table-cell table:style-name="ce54"/>
          <table:table-cell table:style-name="ce68"/>
          <table:table-cell table:style-name="ce105" office:value-type="string" calcext:value-type="string" table:number-columns-spanned="7" table:number-rows-spanned="1">
            <text:p>obrigação</text:p>
          </table:table-cell>
          <table:covered-table-cell table:number-columns-repeated="6" table:style-name="ce44"/>
          <table:table-cell table:style-name="ce122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style-name="ce139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5" table:number-columns-spanned="7" table:number-rows-spanned="1"/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39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5" table:number-columns-spanned="7" table:number-rows-spanned="1"/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39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27" table:number-columns-spanned="6" table:number-rows-spanned="1"/>
          <table:covered-table-cell table:number-columns-repeated="4" table:style-name="ce44"/>
          <table:covered-table-cell table:style-name="ce46"/>
          <table:table-cell table:style-name="ce27" table:number-columns-spanned="3" table:number-rows-spanned="1"/>
          <table:covered-table-cell table:style-name="ce44"/>
          <table:covered-table-cell table:style-name="ce46"/>
          <table:table-cell table:style-name="ce27" table:number-columns-spanned="7" table:number-rows-spanned="1"/>
          <table:covered-table-cell table:number-columns-repeated="5" table:style-name="ce44"/>
          <table:covered-table-cell table:style-name="ce46"/>
          <table:table-cell table:style-name="ce68"/>
          <table:table-cell table:style-name="ce105" table:number-columns-spanned="7" table:number-rows-spanned="1"/>
          <table:covered-table-cell table:number-columns-repeated="6" table:style-name="ce44"/>
          <table:table-cell table:style-name="ce122" table:number-columns-spanned="2" table:number-rows-spanned="1"/>
          <table:covered-table-cell table:style-name="ce44"/>
          <table:table-cell table:style-name="ce139" table:number-columns-spanned="21" table:number-rows-spanned="1"/>
          <table:covered-table-cell table:number-columns-repeated="19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3" table:number-columns-spanned="16" table:number-rows-spanned="3"/>
          <table:covered-table-cell table:number-columns-repeated="14" table:style-name="ce45"/>
          <table:covered-table-cell table:style-name="ce54"/>
          <table:table-cell table:style-name="ce68" table:number-columns-repeated="3"/>
          <table:table-cell table:style-name="ce5" table:number-columns-repeated="28"/>
          <table:table-cell table:style-name="ce29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6" office:value-type="string" calcext:value-type="string" table:number-columns-spanned="7" table:number-rows-spanned="1">
            <text:p>Posses Simples</text:p>
          </table:table-cell>
          <table:covered-table-cell table:number-columns-repeated="6" table:style-name="ce44"/>
          <table:table-cell table:style-name="ce129" office:value-type="string" calcext:value-type="string" table:number-columns-spanned="7" table:number-rows-spanned="1">
            <text:p>POSSES</text:p>
          </table:table-cell>
          <table:covered-table-cell table:number-columns-repeated="6" table:style-name="ce44"/>
          <table:table-cell table:style-name="ce152" office:value-type="string" calcext:value-type="string" table:number-columns-spanned="16" table:number-rows-spanned="1">
            <text:p>Descrição</text:p>
          </table:table-cell>
          <table:covered-table-cell table:number-columns-repeated="14" table:style-name="ce44"/>
          <table:covered-table-cell table:style-name="ce46"/>
          <table:table-cell table:style-name="ce17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7" table:number-columns-spanned="7" table:number-rows-spanned="1"/>
          <table:covered-table-cell table:number-columns-repeated="6" table:style-name="ce44"/>
          <table:table-cell table:style-name="ce130" table:number-columns-spanned="7" table:number-rows-spanned="1"/>
          <table:covered-table-cell table:number-columns-repeated="6" table:style-name="ce44"/>
          <table:table-cell table:style-name="ce153" table:number-columns-spanned="16" table:number-rows-spanned="1"/>
          <table:covered-table-cell table:number-columns-repeated="14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27" table:number-columns-spanned="6" table:number-rows-spanned="1"/>
          <table:covered-table-cell table:number-columns-repeated="4" table:style-name="ce44"/>
          <table:covered-table-cell table:style-name="ce46"/>
          <table:table-cell table:style-name="ce27" table:number-columns-spanned="3" table:number-rows-spanned="1"/>
          <table:covered-table-cell table:style-name="ce44"/>
          <table:covered-table-cell table:style-name="ce46"/>
          <table:table-cell table:style-name="ce27" table:number-columns-spanned="7" table:number-rows-spanned="1"/>
          <table:covered-table-cell table:number-columns-repeated="5" table:style-name="ce44"/>
          <table:covered-table-cell table:style-name="ce46"/>
          <table:table-cell table:style-name="ce68"/>
          <table:table-cell table:style-name="ce107" table:number-columns-spanned="7" table:number-rows-spanned="1"/>
          <table:covered-table-cell table:number-columns-repeated="6" table:style-name="ce44"/>
          <table:table-cell table:style-name="ce130" table:number-columns-spanned="7" table:number-rows-spanned="1"/>
          <table:covered-table-cell table:number-columns-repeated="6" table:style-name="ce44"/>
          <table:table-cell table:style-name="ce153" table:number-columns-spanned="16" table:number-rows-spanned="1"/>
          <table:covered-table-cell table:number-columns-repeated="14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3" table:number-columns-spanned="16" table:number-rows-spanned="3"/>
          <table:covered-table-cell table:number-columns-repeated="14" table:style-name="ce45"/>
          <table:covered-table-cell table:style-name="ce54"/>
          <table:table-cell table:style-name="ce68"/>
          <table:table-cell table:style-name="ce107" table:number-columns-spanned="7" table:number-rows-spanned="1"/>
          <table:covered-table-cell table:number-columns-repeated="6" table:style-name="ce44"/>
          <table:table-cell table:style-name="ce130" table:number-columns-spanned="7" table:number-rows-spanned="1"/>
          <table:covered-table-cell table:number-columns-repeated="6" table:style-name="ce44"/>
          <table:table-cell table:style-name="ce153" table:number-columns-spanned="16" table:number-rows-spanned="1"/>
          <table:covered-table-cell table:number-columns-repeated="14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7" table:number-columns-spanned="7" table:number-rows-spanned="1"/>
          <table:covered-table-cell table:number-columns-repeated="6" table:style-name="ce44"/>
          <table:table-cell table:style-name="ce130" table:number-columns-spanned="7" table:number-rows-spanned="1"/>
          <table:covered-table-cell table:number-columns-repeated="6" table:style-name="ce44"/>
          <table:table-cell table:style-name="ce153" table:number-columns-spanned="16" table:number-rows-spanned="1"/>
          <table:covered-table-cell table:number-columns-repeated="14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7" table:number-columns-spanned="7" table:number-rows-spanned="1"/>
          <table:covered-table-cell table:number-columns-repeated="6" table:style-name="ce44"/>
          <table:table-cell table:style-name="ce130" table:number-columns-spanned="7" table:number-rows-spanned="1"/>
          <table:covered-table-cell table:number-columns-repeated="6" table:style-name="ce44"/>
          <table:table-cell table:style-name="ce153" table:number-columns-spanned="16" table:number-rows-spanned="1"/>
          <table:covered-table-cell table:number-columns-repeated="14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27" table:number-columns-spanned="6" table:number-rows-spanned="1"/>
          <table:covered-table-cell table:number-columns-repeated="4" table:style-name="ce44"/>
          <table:covered-table-cell table:style-name="ce46"/>
          <table:table-cell table:style-name="ce27" table:number-columns-spanned="3" table:number-rows-spanned="1"/>
          <table:covered-table-cell table:style-name="ce44"/>
          <table:covered-table-cell table:style-name="ce46"/>
          <table:table-cell table:style-name="ce27" table:number-columns-spanned="7" table:number-rows-spanned="1"/>
          <table:covered-table-cell table:number-columns-repeated="5" table:style-name="ce44"/>
          <table:covered-table-cell table:style-name="ce46"/>
          <table:table-cell table:style-name="ce68"/>
          <table:table-cell table:style-name="ce107" table:number-columns-spanned="7" table:number-rows-spanned="1"/>
          <table:covered-table-cell table:number-columns-repeated="6" table:style-name="ce44"/>
          <table:table-cell table:style-name="ce130" table:number-columns-spanned="7" table:number-rows-spanned="1"/>
          <table:covered-table-cell table:number-columns-repeated="6" table:style-name="ce44"/>
          <table:table-cell table:style-name="ce153" table:number-columns-spanned="16" table:number-rows-spanned="1"/>
          <table:covered-table-cell table:number-columns-repeated="14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3" table:number-columns-spanned="16" table:number-rows-spanned="3"/>
          <table:covered-table-cell table:number-columns-repeated="14" table:style-name="ce45"/>
          <table:covered-table-cell table:style-name="ce54"/>
          <table:table-cell table:style-name="ce68"/>
          <table:table-cell table:style-name="ce107" table:number-columns-spanned="7" table:number-rows-spanned="1"/>
          <table:covered-table-cell table:number-columns-repeated="6" table:style-name="ce44"/>
          <table:table-cell table:style-name="ce130" table:number-columns-spanned="7" table:number-rows-spanned="1"/>
          <table:covered-table-cell table:number-columns-repeated="6" table:style-name="ce44"/>
          <table:table-cell table:style-name="ce153" table:number-columns-spanned="16" table:number-rows-spanned="1"/>
          <table:covered-table-cell table:number-columns-repeated="14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7" table:number-columns-spanned="7" table:number-rows-spanned="1"/>
          <table:covered-table-cell table:number-columns-repeated="6" table:style-name="ce44"/>
          <table:table-cell table:style-name="ce130" table:number-columns-spanned="7" table:number-rows-spanned="1"/>
          <table:covered-table-cell table:number-columns-repeated="6" table:style-name="ce44"/>
          <table:table-cell table:style-name="ce153" table:number-columns-spanned="16" table:number-rows-spanned="1"/>
          <table:covered-table-cell table:number-columns-repeated="14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7" table:number-columns-spanned="7" table:number-rows-spanned="1"/>
          <table:covered-table-cell table:number-columns-repeated="6" table:style-name="ce44"/>
          <table:table-cell table:style-name="ce130" table:number-columns-spanned="7" table:number-rows-spanned="1"/>
          <table:covered-table-cell table:number-columns-repeated="6" table:style-name="ce44"/>
          <table:table-cell table:style-name="ce153" table:number-columns-spanned="16" table:number-rows-spanned="1"/>
          <table:covered-table-cell table:number-columns-repeated="14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27" table:number-columns-spanned="6" table:number-rows-spanned="1"/>
          <table:covered-table-cell table:number-columns-repeated="4" table:style-name="ce44"/>
          <table:covered-table-cell table:style-name="ce46"/>
          <table:table-cell table:style-name="ce27" table:number-columns-spanned="3" table:number-rows-spanned="1"/>
          <table:covered-table-cell table:style-name="ce44"/>
          <table:covered-table-cell table:style-name="ce46"/>
          <table:table-cell table:style-name="ce27" table:number-columns-spanned="7" table:number-rows-spanned="1"/>
          <table:covered-table-cell table:number-columns-repeated="5" table:style-name="ce44"/>
          <table:covered-table-cell table:style-name="ce46"/>
          <table:table-cell table:style-name="ce68"/>
          <table:table-cell table:style-name="ce5" table:number-columns-repeated="30"/>
          <table:table-cell table:style-name="ce29"/>
          <table:table-cell table:number-columns-repeated="975"/>
        </table:table-row>
        <table:table-row table:style-name="ro1">
          <table:table-cell table:style-name="ce5"/>
          <table:table-cell table:style-name="ce43" table:number-columns-spanned="16" table:number-rows-spanned="3"/>
          <table:covered-table-cell table:number-columns-repeated="14" table:style-name="ce45"/>
          <table:covered-table-cell table:style-name="ce54"/>
          <table:table-cell table:style-name="ce68"/>
          <table:table-cell table:style-name="ce108" office:value-type="string" calcext:value-type="string" table:number-columns-spanned="10" table:number-rows-spanned="1">
            <text:p>Descrição</text:p>
          </table:table-cell>
          <table:covered-table-cell table:number-columns-repeated="9" table:style-name="ce44"/>
          <table:table-cell table:style-name="ce140" office:value-type="string" calcext:value-type="string" table:number-columns-spanned="10" table:number-rows-spanned="1">
            <text:p>CONHECIDOS E LUGARES</text:p>
          </table:table-cell>
          <table:covered-table-cell table:number-columns-repeated="9" table:style-name="ce44"/>
          <table:table-cell table:style-name="ce160" office:value-type="string" calcext:value-type="string" table:number-columns-spanned="10" table:number-rows-spanned="1">
            <text:p>Descrição</text:p>
          </table:table-cell>
          <table:covered-table-cell table:number-columns-repeated="8" table:style-name="ce44"/>
          <table:covered-table-cell table:style-name="ce46"/>
          <table:table-cell table:style-name="ce174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9" table:number-columns-spanned="10" table:number-rows-spanned="1"/>
          <table:covered-table-cell table:number-columns-repeated="9" table:style-name="ce44"/>
          <table:table-cell table:style-name="ce141" table:number-columns-spanned="5" table:number-rows-spanned="1"/>
          <table:covered-table-cell table:number-columns-repeated="4" table:style-name="ce44"/>
          <table:table-cell table:style-name="ce155" table:number-columns-spanned="5" table:number-rows-spanned="1"/>
          <table:covered-table-cell table:number-columns-repeated="4" table:style-name="ce44"/>
          <table:table-cell table:style-name="ce161" table:number-columns-spanned="10" table:number-rows-spanned="1"/>
          <table:covered-table-cell table:number-columns-repeated="8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9" table:number-columns-spanned="10" table:number-rows-spanned="1"/>
          <table:covered-table-cell table:number-columns-repeated="9" table:style-name="ce44"/>
          <table:table-cell table:style-name="ce141" table:number-columns-spanned="5" table:number-rows-spanned="1"/>
          <table:covered-table-cell table:number-columns-repeated="4" table:style-name="ce44"/>
          <table:table-cell table:style-name="ce155" table:number-columns-spanned="5" table:number-rows-spanned="1"/>
          <table:covered-table-cell table:number-columns-repeated="4" table:style-name="ce44"/>
          <table:table-cell table:style-name="ce161" table:number-columns-spanned="10" table:number-rows-spanned="1"/>
          <table:covered-table-cell table:number-columns-repeated="8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27" table:number-columns-spanned="6" table:number-rows-spanned="1"/>
          <table:covered-table-cell table:number-columns-repeated="4" table:style-name="ce44"/>
          <table:covered-table-cell table:style-name="ce46"/>
          <table:table-cell table:style-name="ce27" table:number-columns-spanned="3" table:number-rows-spanned="1"/>
          <table:covered-table-cell table:style-name="ce44"/>
          <table:covered-table-cell table:style-name="ce46"/>
          <table:table-cell table:style-name="ce27" table:number-columns-spanned="7" table:number-rows-spanned="1"/>
          <table:covered-table-cell table:number-columns-repeated="5" table:style-name="ce44"/>
          <table:covered-table-cell table:style-name="ce46"/>
          <table:table-cell table:style-name="ce68"/>
          <table:table-cell table:style-name="ce109" table:number-columns-spanned="10" table:number-rows-spanned="1"/>
          <table:covered-table-cell table:number-columns-repeated="9" table:style-name="ce44"/>
          <table:table-cell table:style-name="ce141" table:number-columns-spanned="5" table:number-rows-spanned="1"/>
          <table:covered-table-cell table:number-columns-repeated="4" table:style-name="ce44"/>
          <table:table-cell table:style-name="ce155" table:number-columns-spanned="5" table:number-rows-spanned="1"/>
          <table:covered-table-cell table:number-columns-repeated="4" table:style-name="ce44"/>
          <table:table-cell table:style-name="ce161" table:number-columns-spanned="10" table:number-rows-spanned="1"/>
          <table:covered-table-cell table:number-columns-repeated="8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table-cell table:style-name="ce43" table:number-columns-spanned="16" table:number-rows-spanned="3"/>
          <table:covered-table-cell table:number-columns-repeated="14" table:style-name="ce45"/>
          <table:covered-table-cell table:style-name="ce54"/>
          <table:table-cell table:style-name="ce68"/>
          <table:table-cell table:style-name="ce109" table:number-columns-spanned="10" table:number-rows-spanned="1"/>
          <table:covered-table-cell table:number-columns-repeated="9" table:style-name="ce44"/>
          <table:table-cell table:style-name="ce141" table:number-columns-spanned="5" table:number-rows-spanned="1"/>
          <table:covered-table-cell table:number-columns-repeated="4" table:style-name="ce44"/>
          <table:table-cell table:style-name="ce155" table:number-columns-spanned="5" table:number-rows-spanned="1"/>
          <table:covered-table-cell table:number-columns-repeated="4" table:style-name="ce44"/>
          <table:table-cell table:style-name="ce161" table:number-columns-spanned="10" table:number-rows-spanned="1"/>
          <table:covered-table-cell table:number-columns-repeated="8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68"/>
          <table:table-cell table:style-name="ce109" table:number-columns-spanned="10" table:number-rows-spanned="1"/>
          <table:covered-table-cell table:number-columns-repeated="9" table:style-name="ce44"/>
          <table:table-cell table:style-name="ce141" table:number-columns-spanned="5" table:number-rows-spanned="1"/>
          <table:covered-table-cell table:number-columns-repeated="4" table:style-name="ce44"/>
          <table:table-cell table:style-name="ce155" table:number-columns-spanned="5" table:number-rows-spanned="1"/>
          <table:covered-table-cell table:number-columns-repeated="4" table:style-name="ce44"/>
          <table:table-cell table:style-name="ce161" table:number-columns-spanned="10" table:number-rows-spanned="1"/>
          <table:covered-table-cell table:number-columns-repeated="8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5"/>
          <table:covered-table-cell table:style-name="ce12"/>
          <table:covered-table-cell table:number-columns-repeated="14" table:style-name="ce47"/>
          <table:covered-table-cell table:style-name="ce56"/>
          <table:table-cell table:style-name="ce68"/>
          <table:table-cell table:style-name="ce109" table:number-columns-spanned="10" table:number-rows-spanned="1"/>
          <table:covered-table-cell table:number-columns-repeated="9" table:style-name="ce44"/>
          <table:table-cell table:style-name="ce141" table:number-columns-spanned="5" table:number-rows-spanned="1"/>
          <table:covered-table-cell table:number-columns-repeated="4" table:style-name="ce44"/>
          <table:table-cell table:style-name="ce155" table:number-columns-spanned="5" table:number-rows-spanned="1"/>
          <table:covered-table-cell table:number-columns-repeated="4" table:style-name="ce44"/>
          <table:table-cell table:style-name="ce161" table:number-columns-spanned="10" table:number-rows-spanned="1"/>
          <table:covered-table-cell table:number-columns-repeated="8" table:style-name="ce44"/>
          <table:covered-table-cell table:style-name="ce46"/>
          <table:table-cell table:style-name="ce33"/>
          <table:table-cell table:number-columns-repeated="975"/>
        </table:table-row>
        <table:table-row table:style-name="ro1">
          <table:table-cell table:style-name="ce1"/>
          <table:table-cell table:style-name="ce33" table:number-columns-repeated="46"/>
          <table:table-cell table:style-name="ce169" table:number-columns-repeated="2"/>
          <table:table-cell table:number-columns-repeated="975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ina_20_Kuábara" style:display-name="PageStyle_Ujina Kuába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1" meta:object-count="0"/>
    <meta:generator>LibreOfficeDev/6.0.5.2$Linux_X86_64 LibreOffice_project/</meta:generator>
  </office:meta>
</office:document-meta>
</file>